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6" style:family="table-column">
      <style:table-column-properties fo:break-before="auto" style:column-width="5.9409in"/>
    </style:style>
    <style:style style:name="co17" style:family="table-column">
      <style:table-column-properties fo:break-before="auto" style:column-width="0.7236in"/>
    </style:style>
    <style:style style:name="co18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7909in"/>
    </style:style>
    <style:style style:name="co20" style:family="table-column">
      <style:table-column-properties fo:break-before="auto" style:column-width="0.8909in"/>
    </style:style>
    <style:style style:name="co21" style:family="table-column">
      <style:table-column-properties fo:break-before="auto" style:column-width="1.148in"/>
    </style:style>
    <style:style style:name="co22" style:family="table-column">
      <style:table-column-properties fo:break-before="auto" style:column-width="2.6736in"/>
    </style:style>
    <style:style style:name="co23" style:family="table-column">
      <style:table-column-properties fo:break-before="auto" style:column-width="0.9102in"/>
    </style:style>
    <style:style style:name="co24" style:family="table-column">
      <style:table-column-properties fo:break-before="auto" style:column-width="0.6799in"/>
    </style:style>
    <style:style style:name="co14" style:family="table-column">
      <style:table-column-properties fo:break-before="auto" style:column-width="0.7126in"/>
    </style:style>
    <style:style style:name="co15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2.2661in"/>
    </style:style>
    <style:style style:name="co26" style:family="table-column">
      <style:table-column-properties fo:break-before="auto" style:column-width="2.6165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co30" style:family="table-column">
      <style:table-column-properties fo:break-before="auto" style:column-width="1.0575in"/>
    </style:style>
    <style:style style:name="co31" style:family="table-column">
      <style:table-column-properties fo:break-before="auto" style:column-width="1.128in"/>
    </style:style>
    <style:style style:name="co32" style:family="table-column">
      <style:table-column-properties fo:break-before="auto" style:column-width="1.0374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3417in" fo:break-before="auto" style:use-optimal-row-height="false"/>
    </style:style>
    <style:style style:name="ro10" style:family="table-row">
      <style:table-row-properties style:row-height="0.7252in" fo:break-before="auto" style:use-optimal-row-height="true"/>
    </style:style>
    <style:style style:name="ro11" style:family="table-row">
      <style:table-row-properties style:row-height="0.302in" fo:break-before="auto" style:use-optimal-row-height="false"/>
    </style:style>
    <style:style style:name="ro12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1953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1.181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0.8492in" fo:break-before="auto" style:use-optimal-row-height="true"/>
    </style:style>
    <style:style style:name="ro29" style:family="table-row">
      <style:table-row-properties style:row-height="1.5134in" fo:break-before="auto" style:use-optimal-row-height="true"/>
    </style:style>
    <style:style style:name="ro30" style:family="table-row">
      <style:table-row-properties style:row-height="1.0154in" fo:break-before="auto" style:use-optimal-row-height="true"/>
    </style:style>
    <style:style style:name="ro34" style:family="table-row">
      <style:table-row-properties style:row-height="1.8445in" fo:break-before="auto" style:use-optimal-row-height="true"/>
    </style:style>
    <style:style style:name="ro35" style:family="table-row">
      <style:table-row-properties style:row-height="1.6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7" style:family="table-cell" style:parent-style-name="Default">
      <style:table-cell-properties fo:wrap-option="wrap" style:vertical-align="middle"/>
      <style:text-properties style:font-name="Arial" fo:font-size="10pt"/>
    </style:style>
    <style:style style:name="ce118" style:family="table-cell" style:parent-style-name="Default">
      <style:table-cell-properties style:vertical-align="middle"/>
      <style:text-properties style:font-name="Arial" fo:font-size="10pt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5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wrap-option="wrap"/>
      <style:text-properties style:font-name="Arial"/>
    </style:style>
    <style:style style:name="ce128" style:family="table-cell" style:parent-style-name="Default">
      <style:table-cell-properties fo:wrap-option="wrap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/>
      <style:text-properties style:font-name="Arial" fo:font-size="10pt" fo:font-weight="bold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wrap-option="wrap"/>
      <style:text-properties style:font-name="Arial" fo:font-size="10pt"/>
    </style:style>
    <style:style style:name="ce61" style:family="table-cell" style:parent-style-name="Default">
      <style:text-properties style:font-name="Arial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55" style:family="table-cell" style:parent-style-name="Default">
      <style:table-cell-properties fo:background-color="#000080"/>
      <style:text-properties fo:color="#ffffff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fo:background-color="#00b8ff" style:text-align-source="fix" style:repeat-content="false"/>
      <style:paragraph-properties fo:text-align="start" fo:margin-left="0in"/>
      <style:text-properties style:use-window-font-color="true" fo:font-size="12pt" fo:font-weight="bold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61" style:family="table-cell" style:parent-style-name="Default">
      <style:table-cell-properties fo:background-color="transparent"/>
    </style:style>
    <style:style style:name="ce5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0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1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3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37" style:family="table-cell" style:parent-style-name="Default">
      <style:table-cell-properties fo:wrap-option="wrap"/>
      <style:text-properties style:font-name="Arial" fo:font-size="10pt" fo:font-weight="normal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1" style:font-size-asian="10pt" style:font-size-complex="10pt"/>
    </style:style>
    <style:style style:name="ce1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ext-properties style:font-name="Arial" fo:font-size="10pt"/>
    </style:style>
    <style:style style:name="ce172" style:family="table-cell" style:parent-style-name="Default">
      <style:text-properties style:font-name="Arial" fo:font-size="11pt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7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75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7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  <style:style style:name="T2" style:family="text">
      <style:text-properties fo:font-weight="bold"/>
    </style:style>
    <style:style style:name="T3" style:family="text">
      <style:text-properties fo:color="#000000" fo:language="en" fo:country="GB" style:font-name-asian="Tahoma1"/>
    </style:style>
    <style:style style:name="T4" style:family="text">
      <style:text-properties style:font-name-asian="ＭＳ Ｐゴシック" style:font-name-complex="Tahoma"/>
    </style:style>
    <style:style style:name="T5" style:family="text">
      <style:text-properties style:font-name-asian="Tahoma1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number-columns-repeated="249" table:default-cell-style-name="Default"/>
        <table:table-row table:style-name="ro1">
          <table:table-cell table:style-name="ce5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56"/>
          <table:table-cell table:style-name="ce56" table:number-columns-spanned="3" table:number-rows-spanned="1"/>
          <table:covered-table-cell table:style-name="ce56"/>
          <table:covered-table-cell table:style-name="ce56"/>
          <table:table-cell table:style-name="ce56" table:number-columns-repeated="248"/>
          <table:table-cell/>
        </table:table-row>
        <table:table-row table:style-name="ro1" table:number-rows-repeated="3">
          <table:table-cell table:style-name="ce57"/>
          <table:table-cell table:number-columns-repeated="2"/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8">
          <table:table-cell table:style-name="ce57"/>
          <table:table-cell table:number-columns-repeated="2"/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9">
          <table:table-cell table:style-name="ce57"/>
          <table:table-cell table:style-name="ce65" office:value-type="string">
            <text:p>PLF-EXOGTN REGRESSION TEST CASES</text:p>
          </table:table-cell>
          <table:table-cell table:style-name="ce57" table:number-columns-repeated="4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style-name="ce66" office:value-type="string">
            <text:p>Version:</text:p>
          </table:table-cell>
          <table:table-cell table:style-name="ce73" office:value-type="float" office:value="1.2">
            <text:p>1.2</text:p>
          </table:table-cell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style-name="ce66" office:value-type="string">
            <text:p>Issue date:</text:p>
          </table:table-cell>
          <table:table-cell table:style-name="ce74" office:value-type="float" office:value="41127">
            <text:p>6-Aug-12</text:p>
          </table:table-cell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style-name="ce66" office:value-type="string">
            <text:p>Product Name:</text:p>
          </table:table-cell>
          <table:table-cell table:style-name="ce73" office:value-type="string">
            <text:p>GateIn</text:p>
          </table:table-cell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style-name="ce66" office:value-type="string">
            <text:p>Product Code:</text:p>
          </table:table-cell>
          <table:table-cell table:style-name="ce73" office:value-type="string">
            <text:p>EXOGTN</text:p>
          </table:table-cell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style-name="ce66" office:value-type="string">
            <text:p>Module:</text:p>
          </table:table-cell>
          <table:table-cell table:style-name="ce73" office:value-type="string">
            <text:p>Regression</text:p>
          </table:table-cell>
          <table:table-cell table:style-name="ce80"/>
          <table:table-cell table:style-name="ce57" table:number-columns-repeated="2"/>
          <table:table-cell table:style-name="ce56" table:number-columns-repeated="249"/>
          <table:table-cell/>
        </table:table-row>
        <table:table-row table:style-name="ro1">
          <table:table-cell table:style-name="ce62"/>
          <table:table-cell table:style-name="ce66" office:value-type="string">
            <text:p>Total Cases:</text:p>
          </table:table-cell>
          <table:table-cell table:style-name="ce75" table:formula="of:=[Summary_Report.F28]" office:value-type="float" office:value="16">
            <text:p>16</text:p>
          </table:table-cell>
          <table:table-cell table:number-columns-repeated="4"/>
          <table:table-cell table:style-name="ce62" table:number-columns-repeated="248"/>
          <table:table-cell/>
        </table:table-row>
        <table:table-row table:style-name="ro10">
          <table:table-cell table:style-name="ce62"/>
          <table:table-cell table:style-name="ce67" office:value-type="string">
            <text:p>Test Status:</text:p>
          </table:table-cell>
          <table:table-cell table:style-name="ce61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number-columns-repeated="6"/>
          <table:table-cell table:style-name="ce62" table:number-columns-repeated="248"/>
          <table:table-cell/>
        </table:table-row>
        <table:table-row table:style-name="ro11">
          <table:table-cell table:style-name="ce63"/>
          <table:table-cell table:style-name="ce68" office:value-type="string">
            <text:p>Record of change:</text:p>
          </table:table-cell>
          <table:table-cell table:style-name="ce56" table:number-columns-repeated="5"/>
          <table:table-cell table:style-name="ce63" table:number-columns-repeated="248"/>
          <table:table-cell/>
        </table:table-row>
        <table:table-row table:style-name="ro12">
          <table:table-cell table:style-name="ce63"/>
          <table:table-cell table:style-name="ce69" office:value-type="string">
            <text:p>Effective Date</text:p>
          </table:table-cell>
          <table:table-cell table:style-name="ce76" office:value-type="string">
            <text:p>Version</text:p>
          </table:table-cell>
          <table:table-cell table:style-name="ce76" office:value-type="string">
            <text:p>Change description</text:p>
          </table:table-cell>
          <table:table-cell table:style-name="ce76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0" office:value-type="float" office:value="40822">
            <text:p>6-Oct-11</text:p>
          </table:table-cell>
          <table:table-cell table:style-name="ce77" office:value-type="string">
            <text:p>1.0</text:p>
          </table:table-cell>
          <table:table-cell table:style-name="ce81" office:value-type="string">
            <text:p>Write regression test for EXOGTN</text:p>
          </table:table-cell>
          <table:table-cell table:style-name="ce89" office:value-type="string">
            <text:p>hang_nguyen</text:p>
          </table:table-cell>
          <table:table-cell table:style-name="ce90"/>
          <table:table-cell table:style-name="ce95"/>
          <table:table-cell table:style-name="ce62"/>
          <table:table-cell table:style-name="ce63" table:number-columns-repeated="247"/>
          <table:table-cell/>
        </table:table-row>
        <table:table-row table:style-name="ro7">
          <table:table-cell table:style-name="ce62"/>
          <table:table-cell table:style-name="ce70" office:value-type="float" office:value="41052">
            <text:p>23-May-12</text:p>
          </table:table-cell>
          <table:table-cell table:style-name="ce77" office:value-type="string">
            <text:p>1.1</text:p>
          </table:table-cell>
          <table:table-cell table:style-name="ce81" office:value-type="string">
            <text:p>Write regression test for EXOGTN for PLF 3.0.8 and 3.0.9</text:p>
          </table:table-cell>
          <table:table-cell table:style-name="ce89" office:value-type="string">
            <text:p>hang_nguyen</text:p>
          </table:table-cell>
          <table:table-cell table:style-name="ce90"/>
          <table:table-cell table:style-name="ce95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 office:value-type="float" office:value="41127">
            <text:p>6-Aug-12</text:p>
          </table:table-cell>
          <table:table-cell table:style-name="ce78" office:value-type="string">
            <text:p>1.2</text:p>
          </table:table-cell>
          <table:table-cell table:style-name="ce82" office:value-type="string">
            <text:p>Update regresstion test for EXOGTN on PLF 3.0.10</text:p>
          </table:table-cell>
          <table:table-cell table:style-name="ce82" office:value-type="string">
            <text:p>hang_nguyen</text:p>
          </table:table-cell>
          <table:table-cell table:style-name="ce90"/>
          <table:table-cell table:style-name="ce96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/>
          <table:table-cell table:style-name="ce78"/>
          <table:table-cell table:style-name="ce83"/>
          <table:table-cell table:style-name="ce90" table:number-columns-repeated="2"/>
          <table:table-cell table:style-name="ce96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/>
          <table:table-cell table:style-name="ce78"/>
          <table:table-cell table:style-name="ce83"/>
          <table:table-cell table:style-name="ce90" table:number-columns-repeated="2"/>
          <table:table-cell table:style-name="ce97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/>
          <table:table-cell table:style-name="ce78"/>
          <table:table-cell table:style-name="ce84"/>
          <table:table-cell table:style-name="ce90" table:number-columns-repeated="2"/>
          <table:table-cell table:style-name="ce96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/>
          <table:table-cell table:style-name="ce78"/>
          <table:table-cell table:style-name="ce85"/>
          <table:table-cell table:style-name="ce90" table:number-columns-repeated="2"/>
          <table:table-cell table:style-name="ce96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/>
          <table:table-cell table:style-name="ce78"/>
          <table:table-cell table:style-name="ce86"/>
          <table:table-cell table:style-name="ce90" table:number-columns-repeated="2"/>
          <table:table-cell table:style-name="ce96"/>
          <table:table-cell table:style-name="ce56"/>
          <table:table-cell table:style-name="ce62" table:number-columns-repeated="247"/>
          <table:table-cell/>
        </table:table-row>
        <table:table-row table:style-name="ro1">
          <table:table-cell table:style-name="ce56"/>
          <table:table-cell table:style-name="ce71"/>
          <table:table-cell table:style-name="ce78"/>
          <table:table-cell table:style-name="ce87"/>
          <table:table-cell table:style-name="ce90" table:number-columns-repeated="2"/>
          <table:table-cell table:style-name="ce9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71"/>
          <table:table-cell table:style-name="ce78"/>
          <table:table-cell table:style-name="ce88"/>
          <table:table-cell table:style-name="ce90"/>
          <table:table-cell table:style-name="ce91"/>
          <table:table-cell table:style-name="ce9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71"/>
          <table:table-cell table:style-name="ce78"/>
          <table:table-cell table:style-name="ce88"/>
          <table:table-cell table:style-name="ce91" table:number-columns-repeated="2"/>
          <table:table-cell table:style-name="ce9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72"/>
          <table:table-cell table:style-name="ce79"/>
          <table:table-cell/>
          <table:table-cell table:style-name="ce92" table:number-columns-repeated="2"/>
          <table:table-cell table:style-name="ce98"/>
          <table:table-cell table:style-name="ce56" table:number-columns-repeated="248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/>
          <table:table-cell table:number-columns-repeated="7"/>
          <table:table-cell table:style-name="ce56" table:number-columns-repeated="247"/>
          <table:table-cell/>
        </table:table-row>
        <table:table-row table:style-name="ro1" table:number-rows-repeated="3">
          <table:table-cell table:style-name="ce56" table:number-columns-repeated="255"/>
          <table:table-cell/>
        </table:table-row>
        <table:table-row table:style-name="ro1" table:number-rows-repeated="9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 table:number-rows-repeated="11">
          <table:table-cell table:style-name="ce56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row table:style-name="ro7">
          <table:table-cell table:style-name="ce113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113"/>
          <table:table-cell table:style-name="ce122" office:value-type="string" table:number-columns-spanned="1" table:number-rows-spanned="2">
            <text:p>BugID</text:p>
          </table:table-cell>
          <table:table-cell table:style-name="ce122" office:value-type="string" table:number-columns-spanned="1" table:number-rows-spanned="2">
            <text:p>Priority</text:p>
          </table:table-cell>
          <table:table-cell table:style-name="ce61" table:number-columns-repeated="252"/>
        </table:table-row>
        <table:table-row table:style-name="ro1">
          <table:table-cell table:style-name="ce113" office:value-type="string">
            <text:p>Id</text:p>
          </table:table-cell>
          <table:table-cell table:style-name="ce113" office:value-type="string">
            <text:p>Main cases</text:p>
          </table:table-cell>
          <table:covered-table-cell table:style-name="ce122" office:value-type="string">
            <text:p>Priority</text:p>
          </table:covered-table-cell>
          <table:covered-table-cell table:style-name="ce122" office:value-type="string">
            <text:p>Priority</text:p>
          </table:covered-table-cell>
          <table:table-cell table:style-name="ce61" table:number-columns-repeated="252"/>
        </table:table-row>
        <table:table-row table:style-name="ro1">
          <table:table-cell table:style-name="ce114" office:value-type="string" table:number-columns-spanned="4" table:number-rows-spanned="1">
            <text:p>Bugs v.3.1.9</text:p>
          </table:table-cell>
          <table:covered-table-cell table:style-name="ce113"/>
          <table:covered-table-cell table:style-name="ce122"/>
          <table:covered-table-cell table:style-name="ce122"/>
          <table:table-cell table:style-name="ce61" table:number-columns-repeated="252"/>
        </table:table-row>
        <table:table-row table:style-name="ro13">
          <table:table-cell table:style-name="ce43" office:value-type="string">
            <text:p>REG_PLF306_EXOGTN_001</text:p>
          </table:table-cell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126" office:value-type="string">
            <text:p>High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6_EXOGTN_002</text:p>
          </table:table-cell>
          <table:table-cell table:style-name="ce119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126" office:value-type="string">
            <text:p>Medium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126" office:value-type="string">
            <text:p>Medium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6_EXOGTN_004</text:p>
          </table:table-cell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126" office:value-type="string">
            <text:p>Medium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0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5_EXOGTN_001</text:p>
          </table:table-cell>
          <table:table-cell table:style-name="ce50" office:value-type="string">
            <text:p>Check label in Todolist Gadget</text:p>
          </table:table-cell>
          <table:table-cell table:style-name="ce123" office:value-type="string">
            <text:p>EXOGTN-290</text:p>
            <text:p>CPP_827</text:p>
          </table:table-cell>
          <table:table-cell table:style-name="ce126" office:value-type="string">
            <text:p>Medium</text:p>
          </table:table-cell>
          <table:table-cell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5_EXOGTN_002</text:p>
          </table:table-cell>
          <table:table-cell table:style-name="ce119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126" office:value-type="string">
            <text:p>Medium</text:p>
          </table:table-cell>
          <table:table-cell/>
          <table:table-cell table:style-name="ce127" table:number-columns-repeated="250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1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1</text:p>
          </table:table-cell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127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2</text:p>
          </table:table-cell>
          <table:table-cell table:style-name="ce119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127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3</text:p>
          </table:table-cell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4</text:p>
          </table:table-cell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5</text:p>
          </table:table-cell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124" office:value-type="string">
            <text:p>Medium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6</text:p>
          </table:table-cell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2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8_EXOGTN_001</text:p>
          </table:table-cell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8_EXOGTN_002</text:p>
          </table:table-cell>
          <table:table-cell table:style-name="ce119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124" office:value-type="string">
            <text:p>Medium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3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9_EXOGTN_001</text:p>
          </table:table-cell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127" office:value-type="string">
            <text:p>Low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9_EXOGTN_002</text:p>
          </table:table-cell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127" office:value-type="string">
            <text:p>Medium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4</text:p>
          </table:table-cell>
          <table:covered-table-cell table:style-name="ce120"/>
          <table:covered-table-cell table:style-name="ce124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10_EXOGTN_004</text:p>
          </table:table-cell>
          <table:table-cell table:style-name="ce50" office:value-type="string">
            <text:p>Check list of site in menu</text:p>
          </table:table-cell>
          <table:table-cell table:style-name="ce50" office:value-type="string">
            <text:p>EXOGTN-1215</text:p>
            <text:p>CPP-1430</text:p>
          </table:table-cell>
          <table:table-cell table:style-name="ce127" office:value-type="string">
            <text:p>Low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5" table:number-columns-spanned="4" table:number-rows-spanned="1"/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">
          <table:table-cell table:style-name="ce116"/>
          <table:table-cell table:style-name="ce121"/>
          <table:table-cell table:style-name="ce117"/>
          <table:table-cell table:style-name="ce127" table:number-columns-repeated="252"/>
          <table:table-cell table:style-name="ce128"/>
        </table:table-row>
        <table:table-row table:style-name="ro1">
          <table:table-cell table:style-name="ce116"/>
          <table:table-cell table:style-name="ce121"/>
          <table:table-cell table:style-name="ce125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9" table:style-name="ta1" table:print="false">
        <table:table-column table:style-name="co8" table:default-cell-style-name="ce99"/>
        <table:table-column table:style-name="co30" table:default-cell-style-name="ce43"/>
        <table:table-column table:style-name="co8" table:default-cell-style-name="ce99"/>
        <table:table-column table:style-name="co31" table:default-cell-style-name="ce59"/>
        <table:table-column table:style-name="co9" table:number-columns-repeated="4" table:default-cell-style-name="ce59"/>
        <table:table-column table:style-name="co8" table:default-cell-style-name="ce59"/>
        <table:table-column table:style-name="co8" table:number-columns-repeated="247" table:default-cell-style-name="Default"/>
        <table:table-row table:style-name="ro14">
          <table:table-cell/>
          <table:table-cell table:style-name="ce103" office:value-type="string">
            <text:p>TEST CASES</text:p>
          </table:table-cell>
          <table:table-cell table:style-name="ce109"/>
          <table:table-cell table:style-name="ce104" table:number-columns-repeated="2"/>
          <table:table-cell/>
          <table:table-cell table:style-name="ce104" table:number-columns-repeated="3"/>
          <table:table-cell table:style-name="ce167"/>
          <table:table-cell table:style-name="ce104"/>
          <table:table-cell table:style-name="ce169" office:value-type="string">
            <text:p>Passed</text:p>
          </table:table-cell>
          <table:table-cell table:style-name="ce169" table:formula="of:=COUNTIF([.L$7:.L$977];[.$L1])" office:value-type="float" office:value="0">
            <text:p>0</text:p>
          </table:table-cell>
          <table:table-cell table:style-name="ce169" table:formula="of:=COUNTIF([.M$7:.M$977];[.$L1])" office:value-type="float" office:value="0">
            <text:p>0</text:p>
          </table:table-cell>
          <table:table-cell table:style-name="ce169" table:formula="of:=COUNTIF([.N$7:.N$977];[.$L1])" office:value-type="float" office:value="0">
            <text:p>0</text:p>
          </table:table-cell>
          <table:table-cell table:style-name="ce169" table:formula="of:=COUNTIF([.O$7:.O$977];[.$L1])" office:value-type="float" office:value="0">
            <text:p>0</text:p>
          </table:table-cell>
          <table:table-cell table:style-name="ce167" table:number-columns-repeated="214"/>
          <table:table-cell table:number-columns-repeated="26"/>
        </table:table-row>
        <table:table-row table:style-name="ro14">
          <table:table-cell/>
          <table:table-cell table:style-name="ce104"/>
          <table:table-cell table:style-name="ce110"/>
          <table:table-cell table:style-name="ce104" table:number-columns-repeated="2"/>
          <table:table-cell/>
          <table:table-cell table:style-name="ce104" table:number-columns-repeated="3"/>
          <table:table-cell/>
          <table:table-cell table:style-name="ce104"/>
          <table:table-cell table:style-name="ce169" office:value-type="string">
            <text:p>Failed</text:p>
          </table:table-cell>
          <table:table-cell table:style-name="ce169" table:formula="of:=COUNTIF([.L$7:.L$977];[.$L2])" office:value-type="float" office:value="0">
            <text:p>0</text:p>
          </table:table-cell>
          <table:table-cell table:style-name="ce169" table:formula="of:=COUNTIF([.M$7:.M$977];[.$L2])" office:value-type="float" office:value="0">
            <text:p>0</text:p>
          </table:table-cell>
          <table:table-cell table:style-name="ce169" table:formula="of:=COUNTIF([.N$7:.N$977];[.$L2])" office:value-type="float" office:value="0">
            <text:p>0</text:p>
          </table:table-cell>
          <table:table-cell table:style-name="ce169" table:formula="of:=COUNTIF([.O$7:.O$977];[.$L2])" office:value-type="float" office:value="0">
            <text:p>0</text:p>
          </table:table-cell>
          <table:table-cell table:style-name="ce167" table:number-columns-repeated="214"/>
          <table:table-cell table:number-columns-repeated="26"/>
        </table:table-row>
        <table:table-row table:style-name="ro15">
          <table:table-cell/>
          <table:table-cell table:style-name="ce105" office:value-type="string">
            <text:p>Function List Code:</text:p>
          </table:table-cell>
          <table:table-cell table:style-name="ce111" office:value-type="string" table:number-columns-spanned="3" table:number-rows-spanned="1">
            <text:p>Bugs on GTN 3.0.5 for regression test</text:p>
          </table:table-cell>
          <table:covered-table-cell table:style-name="ce131"/>
          <table:covered-table-cell table:style-name="ce134"/>
          <table:table-cell/>
          <table:table-cell table:style-name="ce162"/>
          <table:table-cell table:style-name="ce165" table:number-columns-repeated="2"/>
          <table:table-cell/>
          <table:table-cell table:style-name="ce165"/>
          <table:table-cell table:style-name="ce169" office:value-type="string">
            <text:p>Blocked</text:p>
          </table:table-cell>
          <table:table-cell table:style-name="ce169" table:formula="of:=COUNTIF([.L$7:.L$977];[.$L3])" office:value-type="float" office:value="0">
            <text:p>0</text:p>
          </table:table-cell>
          <table:table-cell table:style-name="ce169" table:formula="of:=COUNTIF([.M$7:.M$977];[.$L3])" office:value-type="float" office:value="0">
            <text:p>0</text:p>
          </table:table-cell>
          <table:table-cell table:style-name="ce169" table:formula="of:=COUNTIF([.N$7:.N$977];[.$L3])" office:value-type="float" office:value="0">
            <text:p>0</text:p>
          </table:table-cell>
          <table:table-cell table:style-name="ce169" table:formula="of:=COUNTIF([.O$7:.O$977];[.$L3])" office:value-type="float" office:value="0">
            <text:p>0</text:p>
          </table:table-cell>
          <table:table-cell table:style-name="ce167" table:number-columns-repeated="214"/>
          <table:table-cell table:number-columns-repeated="26"/>
        </table:table-row>
        <table:table-row table:style-name="ro16">
          <table:table-cell/>
          <table:table-cell table:style-name="ce105" office:value-type="string">
            <text:p>Total Main Cases:</text:p>
          </table:table-cell>
          <table:table-cell table:style-name="ce112" table:formula="of:=MAX([.A7:.A960])" office:value-type="float" office:value="2" table:number-columns-spanned="3" table:number-rows-spanned="1">
            <text:p>2</text:p>
          </table:table-cell>
          <table:covered-table-cell table:style-name="ce131"/>
          <table:covered-table-cell table:style-name="ce134"/>
          <table:table-cell/>
          <table:table-cell table:style-name="ce162"/>
          <table:table-cell table:style-name="ce165" table:number-columns-repeated="2"/>
          <table:table-cell/>
          <table:table-cell table:style-name="ce165"/>
          <table:table-cell table:style-name="ce167" office:value-type="string">
            <text:p>Untested</text:p>
          </table:table-cell>
          <table:table-cell table:style-name="ce169" table:formula="of:=COUNTIF([.L$7:.L$977];[.$L4])" office:value-type="float" office:value="0">
            <text:p>0</text:p>
          </table:table-cell>
          <table:table-cell table:style-name="ce169" table:formula="of:=COUNTIF([.M$7:.M$977];[.$L4])" office:value-type="float" office:value="0">
            <text:p>0</text:p>
          </table:table-cell>
          <table:table-cell table:style-name="ce169" table:formula="of:=COUNTIF([.N$7:.N$977];[.$L4])" office:value-type="float" office:value="0">
            <text:p>0</text:p>
          </table:table-cell>
          <table:table-cell table:style-name="ce169" table:formula="of:=COUNTIF([.O$7:.O$977];[.$L4])" office:value-type="float" office:value="0">
            <text:p>0</text:p>
          </table:table-cell>
          <table:table-cell table:style-name="ce167" table:number-columns-repeated="214"/>
          <table:table-cell table:number-columns-repeated="26"/>
        </table:table-row>
        <table:table-row table:style-name="ro14">
          <table:table-cell/>
          <table:table-cell table:style-name="ce106"/>
          <table:table-cell/>
          <table:table-cell table:style-name="ce133" table:number-columns-repeated="2"/>
          <table:table-cell table:style-name="ce133" office:value-type="string">
            <text:p><text:s/></text:p>
          </table:table-cell>
          <table:table-cell table:style-name="ce133" table:number-columns-repeated="3"/>
          <table:table-cell/>
          <table:table-cell table:style-name="ce133"/>
          <table:table-cell office:value-type="string">
            <text:p>N/A</text:p>
          </table:table-cell>
          <table:table-cell table:style-name="ce169" table:formula="of:=COUNTIF([.L$7:.L$977];[.$L5])" office:value-type="float" office:value="0">
            <text:p>0</text:p>
          </table:table-cell>
          <table:table-cell table:style-name="ce169" table:formula="of:=COUNTIF([.M$7:.M$977];[.$L5])" office:value-type="float" office:value="0">
            <text:p>0</text:p>
          </table:table-cell>
          <table:table-cell table:style-name="ce169" table:formula="of:=COUNTIF([.N$7:.N$977];[.$L5])" office:value-type="float" office:value="0">
            <text:p>0</text:p>
          </table:table-cell>
          <table:table-cell table:style-name="ce169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16">
          <table:table-cell table:style-name="ce10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Link</text:p>
          </table:table-cell>
          <table:table-cell table:style-name="ce107" office:value-type="string">
            <text:p>Bug description</text:p>
          </table:table-cell>
          <table:table-cell table:style-name="ce107" office:value-type="string">
            <text:p>Tester</text:p>
          </table:table-cell>
          <table:table-cell table:style-name="ce170" office:value-type="string">
            <text:p>IE7</text:p>
          </table:table-cell>
          <table:table-cell table:style-name="ce170" office:value-type="string">
            <text:p>FireFox3.5</text:p>
          </table:table-cell>
          <table:table-cell table:style-name="ce170" office:value-type="string">
            <text:p>Comment/Bug</text:p>
          </table:table-cell>
          <table:table-cell table:style-name="ce170" table:number-columns-repeated="4"/>
          <table:table-cell table:style-name="ce162" table:number-columns-repeated="211"/>
          <table:table-cell table:style-name="ce133" table:number-columns-repeated="26"/>
        </table:table-row>
        <table:table-row table:style-name="ro17">
          <table:table-cell table:style-name="ce101" office:value-type="float" office:value="1">
            <text:p>001</text:p>
          </table:table-cell>
          <table:table-cell office:value-type="string">
            <text:p>REG_PLF305_EXOGTN_001</text:p>
          </table:table-cell>
          <table:table-cell table:style-name="ce129" office:value-type="float" office:value="1">
            <text:p>001</text:p>
          </table:table-cell>
          <table:table-cell table:style-name="ce43" table:formula="of:=[.B7]" office:value-type="string" office:string-value="REG_PLF305_EXOGTN_001">
            <text:p>REG_PLF305_EXOGTN_001</text:p>
          </table:table-cell>
          <table:table-cell table:style-name="ce50" office:value-type="string">
            <text:p>Check label in Todolist Gadget</text:p>
          </table:table-cell>
          <table:table-cell office:value-type="string">
            <text:p>Step 1: Change config in file sever.xml</text:p>
          </table:table-cell>
          <table:table-cell table:style-name="ce163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166" office:value-type="string">
            <text:p>- Edit file successfully</text:p>
          </table:table-cell>
          <table:table-cell office:value-type="string">
            <text:p>Medium</text:p>
          </table:table-cell>
          <table:table-cell table:style-name="ce58" office:value-type="string">
            <text:p>EXOGTN-290</text:p>
            <text:p>CPP_827</text:p>
          </table:table-cell>
          <table:table-cell table:style-name="ce60" office:value-type="string">
            <text:p>Wrong label in Todolist gadget</text:p>
          </table:table-cell>
          <table:table-cell table:number-columns-repeated="245"/>
        </table:table-row>
        <table:table-row table:style-name="ro18">
          <table:table-cell table:style-name="ce10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REG_PLF305_EXOGTN_0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3" table:formula="of:=[.B8]" office:value-type="string" office:string-value="REG_PLF305_EXOGTN_001">
            <text:p>REG_PLF305_EXOGTN_001</text:p>
          </table:table-cell>
          <table:table-cell table:style-name="ce135" office:value-type="string">
            <text:p>Check label in Todolist Gadget</text:p>
          </table:table-cell>
          <table:table-cell office:value-type="string">
            <text:p>Step 2: Run localhost by port 9090</text:p>
          </table:table-cell>
          <table:table-cell table:style-name="ce164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office:value-type="string">
            <text:p>Go to portal successfully </text:p>
          </table:table-cell>
          <table:table-cell office:value-type="string">
            <text:p>Medium</text:p>
          </table:table-cell>
          <table:table-cell table:style-name="ce59" table:number-columns-repeated="247"/>
        </table:table-row>
        <table:table-row table:style-name="ro19">
          <table:table-cell table:style-name="ce10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REG_PLF305_EXOGTN_0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3" table:formula="of:=[.B9]" office:value-type="string" office:string-value="REG_PLF305_EXOGTN_001">
            <text:p>REG_PLF305_EXOGTN_001</text:p>
          </table:table-cell>
          <table:table-cell table:style-name="ce135" office:value-type="string">
            <text:p>Check label in Todolist Gadget</text:p>
          </table:table-cell>
          <table:table-cell office:value-type="string">
            <text:p>Step 3: Check label of to do gadget</text:p>
          </table:table-cell>
          <table:table-cell office:value-type="string">
            <text:p>- Go to Dashboard page</text:p>
            <text:p>- Drag &amp; drop to Todo gadget into page</text:p>
          </table:table-cell>
          <table:table-cell office:value-type="string">
            <text:p>Label of Todo gadget is displayed correctly</text:p>
          </table:table-cell>
          <table:table-cell office:value-type="string">
            <text:p>Medium</text:p>
          </table:table-cell>
          <table:table-cell table:style-name="ce59" office:value-type="string">
            <text:p>EXOGTN-221</text:p>
            <text:p>CPP_883</text:p>
          </table:table-cell>
          <table:table-cell table:style-name="ce59" table:number-columns-repeated="246"/>
        </table:table-row>
        <table:table-row table:style-name="ro20">
          <table:table-cell table:style-name="ce10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REG_PLF305_EXOGTN_002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8" table:formula="of:=[.B10]" office:value-type="string" office:string-value="REG_PLF305_EXOGTN_002">
            <text:p>REG_PLF305_EXOGTN_002</text:p>
          </table:table-cell>
          <table:table-cell table:style-name="ce119" office:value-type="string">
            <text:p>Check The day of the month in the calendar pop-up is translated to French</text:p>
          </table:table-cell>
          <table:table-cell office:value-type="string">
            <text:p>Step 1: Check when add page wizard at step 1</text:p>
          </table:table-cell>
          <table:table-cell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office:value-type="string">
            <text:p>Mini calendar is translated in French somewhere </text:p>
          </table:table-cell>
          <table:table-cell office:value-type="string">
            <text:p>Medium</text:p>
          </table:table-cell>
          <table:table-cell table:style-name="ce59"/>
          <table:table-cell table:style-name="ce168" office:value-type="string">
            <text:p>The day of the month in the calendar pop-up is not translated to French </text:p>
          </table:table-cell>
          <table:table-cell table:number-columns-repeated="245"/>
        </table:table-row>
        <table:table-row table:style-name="ro17">
          <table:table-cell table:style-name="ce101"/>
          <table:table-cell office:value-type="string">
            <text:p>REG_PLF305_EXOGTN_002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8" table:formula="of:=[.B11]" office:value-type="string" office:string-value="REG_PLF305_EXOGTN_002">
            <text:p>REG_PLF305_EXOGTN_002</text:p>
          </table:table-cell>
          <table:table-cell table:style-name="ce136" office:value-type="string">
            <text:p>Check The day of the month in the calendar pop-up is translated to French</text:p>
          </table:table-cell>
          <table:table-cell office:value-type="string">
            <text:p>Step 2: Check when create document </text:p>
          </table:table-cell>
          <table:table-cell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office:value-type="string">
            <text:p>Mini calendar is translated in French somewhere </text:p>
          </table:table-cell>
          <table:table-cell office:value-type="string">
            <text:p>Medium</text:p>
          </table:table-cell>
          <table:table-cell table:style-name="ce59" table:number-columns-repeated="247"/>
        </table:table-row>
        <table:table-row table:style-name="ro14" table:number-rows-repeated="2">
          <table:table-cell table:style-name="ce101"/>
          <table:table-cell/>
          <table:table-cell table:style-name="ce129"/>
          <table:table-cell table:style-name="ce58"/>
          <table:table-cell table:style-name="ce136"/>
          <table:table-cell table:number-columns-repeated="3"/>
          <table:table-cell table:style-name="ce60"/>
          <table:table-cell table:number-columns-repeated="247"/>
        </table:table-row>
        <table:table-row table:style-name="ro14" table:number-rows-repeated="2">
          <table:table-cell table:style-name="ce101"/>
          <table:table-cell/>
          <table:table-cell table:style-name="ce129"/>
          <table:table-cell table:style-name="ce58"/>
          <table:table-cell table:style-name="ce50"/>
          <table:table-cell table:number-columns-repeated="3"/>
          <table:table-cell table:style-name="ce60"/>
          <table:table-cell table:number-columns-repeated="247"/>
        </table:table-row>
        <table:table-row table:style-name="ro14">
          <table:table-cell table:style-name="ce101"/>
          <table:table-cell/>
          <table:table-cell table:style-name="ce129"/>
          <table:table-cell table:style-name="ce123"/>
          <table:table-cell table:style-name="ce52"/>
          <table:table-cell table:style-name="ce60" table:number-columns-repeated="5"/>
          <table:table-cell table:number-columns-repeated="246"/>
        </table:table-row>
        <table:table-row table:style-name="ro14" table:number-rows-repeated="2">
          <table:table-cell table:style-name="ce101"/>
          <table:table-cell/>
          <table:table-cell table:style-name="ce129"/>
          <table:table-cell table:style-name="ce123"/>
          <table:table-cell table:style-name="ce137"/>
          <table:table-cell table:number-columns-repeated="3"/>
          <table:table-cell table:style-name="ce60"/>
          <table:table-cell table:number-columns-repeated="247"/>
        </table:table-row>
        <table:table-row table:style-name="ro21">
          <table:table-cell table:style-name="ce102"/>
          <table:table-cell table:style-name="ce108"/>
          <table:table-cell table:style-name="ce130"/>
          <table:table-cell table:style-name="ce123"/>
          <table:table-cell table:style-name="ce132"/>
          <table:table-cell table:number-columns-repeated="4"/>
          <table:table-cell table:style-name="ce59" table:number-columns-repeated="247"/>
        </table:table-row>
        <table:table-row table:style-name="ro21" table:number-rows-repeated="11">
          <table:table-cell/>
          <table:table-cell table:style-name="ce59"/>
          <table:table-cell table:number-columns-repeated="7"/>
          <table:table-cell table:style-name="ce59" table:number-columns-repeated="247"/>
        </table:table-row>
        <table:table-row table:style-name="ro14" table:number-rows-repeated="10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</table:table>
      <table:table table:name="Bugs_v3_1_10" table:style-name="ta1" table:print="false"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default-cell-style-name="Default"/>
        <table:table-column table:style-name="co9" table:number-columns-repeated="3" table:default-cell-style-name="ce59"/>
        <table:table-column table:style-name="co8" table:default-cell-style-name="Default"/>
        <table:table-column table:style-name="co8" table:number-columns-repeated="2" table:default-cell-style-name="ce171"/>
        <table:table-column table:style-name="co8" table:number-columns-repeated="245" table:default-cell-style-name="Default"/>
        <table:table-row table:style-name="ro1">
          <table:table-cell table:style-name="ce99"/>
          <table:table-cell table:style-name="ce103" office:value-type="string">
            <text:p>TEST CASES</text:p>
          </table:table-cell>
          <table:table-cell table:style-name="ce109"/>
          <table:table-cell table:style-name="ce104" table:number-columns-repeated="2"/>
          <table:table-cell/>
          <table:table-cell table:style-name="ce104" table:number-columns-repeated="3"/>
          <table:table-cell table:style-name="ce167"/>
          <table:table-cell table:style-name="ce104"/>
          <table:table-cell table:style-name="ce169" office:value-type="string">
            <text:p>Passed</text:p>
          </table:table-cell>
          <table:table-cell table:style-name="ce169" table:formula="of:=COUNTIF([.L$7:.L$977];[.$L1])" office:value-type="float" office:value="0">
            <text:p>0</text:p>
          </table:table-cell>
          <table:table-cell table:style-name="ce169" table:formula="of:=COUNTIF([.M$7:.M$977];[.$L1])" office:value-type="float" office:value="0">
            <text:p>0</text:p>
          </table:table-cell>
          <table:table-cell table:style-name="ce169" table:formula="of:=COUNTIF([.N$7:.N$977];[.$L1])" office:value-type="float" office:value="0">
            <text:p>0</text:p>
          </table:table-cell>
          <table:table-cell table:style-name="ce169" table:formula="of:=COUNTIF([.O$7:.O$977];[.$L1])" office:value-type="float" office:value="0">
            <text:p>0</text:p>
          </table:table-cell>
          <table:table-cell table:style-name="ce167" table:number-columns-repeated="214"/>
          <table:table-cell table:number-columns-repeated="26"/>
        </table:table-row>
        <table:table-row table:style-name="ro1">
          <table:table-cell table:style-name="ce99"/>
          <table:table-cell table:style-name="ce104"/>
          <table:table-cell table:style-name="ce110"/>
          <table:table-cell table:style-name="ce104" table:number-columns-repeated="2"/>
          <table:table-cell/>
          <table:table-cell table:style-name="ce104" table:number-columns-repeated="3"/>
          <table:table-cell/>
          <table:table-cell table:style-name="ce104"/>
          <table:table-cell table:style-name="ce169" office:value-type="string">
            <text:p>Failed</text:p>
          </table:table-cell>
          <table:table-cell table:style-name="ce169" table:formula="of:=COUNTIF([.L$7:.L$977];[.$L2])" office:value-type="float" office:value="0">
            <text:p>0</text:p>
          </table:table-cell>
          <table:table-cell table:style-name="ce169" table:formula="of:=COUNTIF([.M$7:.M$977];[.$L2])" office:value-type="float" office:value="0">
            <text:p>0</text:p>
          </table:table-cell>
          <table:table-cell table:style-name="ce169" table:formula="of:=COUNTIF([.N$7:.N$977];[.$L2])" office:value-type="float" office:value="0">
            <text:p>0</text:p>
          </table:table-cell>
          <table:table-cell table:style-name="ce169" table:formula="of:=COUNTIF([.O$7:.O$977];[.$L2])" office:value-type="float" office:value="0">
            <text:p>0</text:p>
          </table:table-cell>
          <table:table-cell table:style-name="ce167" table:number-columns-repeated="214"/>
          <table:table-cell table:number-columns-repeated="26"/>
        </table:table-row>
        <table:table-row table:style-name="ro15">
          <table:table-cell table:style-name="ce99"/>
          <table:table-cell table:style-name="ce105" office:value-type="string">
            <text:p>Function List Code:</text:p>
          </table:table-cell>
          <table:table-cell table:style-name="ce111" office:value-type="string" table:number-columns-spanned="3" table:number-rows-spanned="1">
            <text:p>Bugs on GTN 3.1.6 for regression test</text:p>
          </table:table-cell>
          <table:covered-table-cell table:style-name="ce131"/>
          <table:covered-table-cell table:style-name="ce134"/>
          <table:table-cell/>
          <table:table-cell table:style-name="ce162"/>
          <table:table-cell table:style-name="ce165" table:number-columns-repeated="2"/>
          <table:table-cell/>
          <table:table-cell table:style-name="ce165"/>
          <table:table-cell table:style-name="ce169" office:value-type="string">
            <text:p>Blocked</text:p>
          </table:table-cell>
          <table:table-cell table:style-name="ce169" table:formula="of:=COUNTIF([.L$7:.L$977];[.$L3])" office:value-type="float" office:value="0">
            <text:p>0</text:p>
          </table:table-cell>
          <table:table-cell table:style-name="ce169" table:formula="of:=COUNTIF([.M$7:.M$977];[.$L3])" office:value-type="float" office:value="0">
            <text:p>0</text:p>
          </table:table-cell>
          <table:table-cell table:style-name="ce169" table:formula="of:=COUNTIF([.N$7:.N$977];[.$L3])" office:value-type="float" office:value="0">
            <text:p>0</text:p>
          </table:table-cell>
          <table:table-cell table:style-name="ce169" table:formula="of:=COUNTIF([.O$7:.O$977];[.$L3])" office:value-type="float" office:value="0">
            <text:p>0</text:p>
          </table:table-cell>
          <table:table-cell table:style-name="ce167" table:number-columns-repeated="214"/>
          <table:table-cell table:number-columns-repeated="26"/>
        </table:table-row>
        <table:table-row table:style-name="ro7">
          <table:table-cell table:style-name="ce99"/>
          <table:table-cell table:style-name="ce105" office:value-type="string">
            <text:p>Total Main Cases:</text:p>
          </table:table-cell>
          <table:table-cell table:style-name="ce112" table:formula="of:=MAX([.A7:.A960])" office:value-type="float" office:value="4" table:number-columns-spanned="3" table:number-rows-spanned="1">
            <text:p>4</text:p>
          </table:table-cell>
          <table:covered-table-cell table:style-name="ce131"/>
          <table:covered-table-cell table:style-name="ce134"/>
          <table:table-cell/>
          <table:table-cell table:style-name="ce162"/>
          <table:table-cell table:style-name="ce165" table:number-columns-repeated="2"/>
          <table:table-cell/>
          <table:table-cell table:style-name="ce165"/>
          <table:table-cell table:style-name="ce167" office:value-type="string">
            <text:p>Untested</text:p>
          </table:table-cell>
          <table:table-cell table:style-name="ce169" table:formula="of:=COUNTIF([.L$7:.L$977];[.$L4])" office:value-type="float" office:value="0">
            <text:p>0</text:p>
          </table:table-cell>
          <table:table-cell table:style-name="ce169" table:formula="of:=COUNTIF([.M$7:.M$977];[.$L4])" office:value-type="float" office:value="0">
            <text:p>0</text:p>
          </table:table-cell>
          <table:table-cell table:style-name="ce169" table:formula="of:=COUNTIF([.N$7:.N$977];[.$L4])" office:value-type="float" office:value="0">
            <text:p>0</text:p>
          </table:table-cell>
          <table:table-cell table:style-name="ce169" table:formula="of:=COUNTIF([.O$7:.O$977];[.$L4])" office:value-type="float" office:value="0">
            <text:p>0</text:p>
          </table:table-cell>
          <table:table-cell table:style-name="ce167" table:number-columns-repeated="214"/>
          <table:table-cell table:number-columns-repeated="26"/>
        </table:table-row>
        <table:table-row table:style-name="ro1">
          <table:table-cell table:style-name="ce99"/>
          <table:table-cell table:style-name="ce106"/>
          <table:table-cell table:style-name="ce99"/>
          <table:table-cell table:style-name="ce133" table:number-columns-repeated="2"/>
          <table:table-cell table:style-name="ce133" office:value-type="string">
            <text:p><text:s/></text:p>
          </table:table-cell>
          <table:table-cell table:style-name="ce133" table:number-columns-repeated="3"/>
          <table:table-cell/>
          <table:table-cell table:style-name="ce133"/>
          <table:table-cell office:value-type="string">
            <text:p>N/A</text:p>
          </table:table-cell>
          <table:table-cell table:style-name="ce169" table:formula="of:=COUNTIF([.L$7:.L$977];[.$L5])" office:value-type="float" office:value="0">
            <text:p>0</text:p>
          </table:table-cell>
          <table:table-cell table:style-name="ce169" table:formula="of:=COUNTIF([.M$7:.M$977];[.$L5])" office:value-type="float" office:value="0">
            <text:p>0</text:p>
          </table:table-cell>
          <table:table-cell table:style-name="ce169" table:formula="of:=COUNTIF([.N$7:.N$977];[.$L5])" office:value-type="float" office:value="0">
            <text:p>0</text:p>
          </table:table-cell>
          <table:table-cell table:style-name="ce169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0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Link</text:p>
          </table:table-cell>
          <table:table-cell table:style-name="ce107" office:value-type="string">
            <text:p>Bug description</text:p>
          </table:table-cell>
          <table:table-cell table:style-name="ce107" office:value-type="string">
            <text:p>Tester</text:p>
          </table:table-cell>
          <table:table-cell table:style-name="ce170" office:value-type="string">
            <text:p>IE7</text:p>
          </table:table-cell>
          <table:table-cell table:style-name="ce170" office:value-type="string">
            <text:p>FireFox3.5</text:p>
          </table:table-cell>
          <table:table-cell table:style-name="ce170" office:value-type="string">
            <text:p>Comment/Bug</text:p>
          </table:table-cell>
          <table:table-cell table:style-name="ce170" table:number-columns-repeated="4"/>
          <table:table-cell table:style-name="ce162" table:number-columns-repeated="211"/>
          <table:table-cell table:style-name="ce133" table:number-columns-repeated="26"/>
        </table:table-row>
        <table:table-row table:style-name="ro22">
          <table:table-cell table:style-name="ce101" office:value-type="float" office:value="1">
            <text:p>001</text:p>
          </table:table-cell>
          <table:table-cell table:style-name="ce43" office:value-type="string">
            <text:p>REG_PLF306_EXOGTN_001</text:p>
          </table:table-cell>
          <table:table-cell table:style-name="ce129" office:value-type="float" office:value="1">
            <text:p>001</text:p>
          </table:table-cell>
          <table:table-cell table:style-name="ce43" table:formula="of:=[.B7]" office:value-type="string" office:string-value="REG_PLF306_EXOGTN_001">
            <text:p>REG_PLF306_EXOGTN_001</text:p>
          </table:table-cell>
          <table:table-cell table:style-name="ce50" office:value-type="string">
            <text:p>Check add value to a multi value boolean property</text:p>
          </table:table-cell>
          <table:table-cell office:value-type="string">
            <text:p>Step 1: Add new node</text:p>
          </table:table-cell>
          <table:table-cell table:style-name="ce163" office:value-type="string">
            <text:p>- Go to Content Explorer</text:p>
            <text:p>- Create new node (content folder for example)</text:p>
            <text:p/>
          </table:table-cell>
          <table:table-cell table:style-name="ce166" office:value-type="string">
            <text:p>Add new nod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898</text:p>
            <text:p>EXOGTN-372</text:p>
          </table:table-cell>
          <table:table-cell table:style-name="ce60" office:value-type="string">
            <text:p>Cannot add value to a multi value boolean property</text:p>
          </table:table-cell>
          <table:table-cell table:number-columns-repeated="245"/>
        </table:table-row>
        <table:table-row table:style-name="ro23">
          <table:table-cell table:style-name="ce10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REG_PLF306_EXOGTN_0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3" table:formula="of:=[.B8]" office:value-type="string" office:string-value="REG_PLF306_EXOGTN_001">
            <text:p>REG_PLF306_EXOGTN_001</text:p>
          </table:table-cell>
          <table:table-cell table:style-name="ce135" office:value-type="string">
            <text:p>Check add value to a multi value boolean property</text:p>
          </table:table-cell>
          <table:table-cell office:value-type="string">
            <text:p>Step 2: Check view node properties</text:p>
          </table:table-cell>
          <table:table-cell table:style-name="ce164" office:value-type="string">
            <text:p><text:span text:style-name="T3">- From </text:span><text:span text:style-name="T3">system view </text:span><text:span text:style-name="T3">choose 'View </text:span><text:span text:style-name="T3">Node </text:span><text:span text:style-name="T3">Properties'</text:span></text:p>
            <text:p><text:span text:style-name="T3">- Click Add </text:span><text:span text:style-name="T3">New Property</text:span></text:p>
            <text:p><text:span text:style-name="T3">- Add </text:span><text:span text:style-name="T3">"multiValuePr</text:span><text:span text:style-name="T3">operty", </text:span><text:span text:style-name="T3">choose the </text:span><text:span text:style-name="T3">Boolean type </text:span><text:span text:style-name="T3">for this </text:span><text:span text:style-name="T3">property and </text:span><text:span text:style-name="T3">make </text:span><text:span text:style-name="T3">"Multiple" </text:span><text:span text:style-name="T3">option to </text:span><text:span text:style-name="T3">false.</text:span></text:p>
            <text:p><text:span text:style-name="T3">- Value </text:span><text:span text:style-name="T3">checkbox is </text:span><text:span text:style-name="T3">checked</text:span></text:p>
            <text:p><text:span text:style-name="T3">- Save</text:span></text:p>
          </table:table-cell>
          <table:table-cell office:value-type="string">
            <text:p>Add new node properties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22">
          <table:table-cell table:style-name="ce10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3" office:value-type="string">
            <text:p>REG_PLF306_EXOGTN_0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3" table:formula="of:=[.B9]" office:value-type="string" office:string-value="REG_PLF306_EXOGTN_001">
            <text:p>REG_PLF306_EXOGTN_001</text:p>
          </table:table-cell>
          <table:table-cell table:style-name="ce135" office:value-type="string">
            <text:p>Check add value to a multi value boolean property</text:p>
          </table:table-cell>
          <table:table-cell office:value-type="string">
            <text:p>Step 3: Check after add new node properties</text:p>
          </table:table-cell>
          <table:table-cell office:value-type="string">
            <text:p>- Click edit this node at step 2</text:p>
          </table:table-cell>
          <table:table-cell office:value-type="string">
            <text:p>- Checkbox is still checked when editing property</text:p>
            <text:p>- Multi-value of Boolean type is disabled</text:p>
            <text:p/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13">
          <table:table-cell table:style-name="ce10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3" office:value-type="string">
            <text:p>REG_PLF306_EXOGTN_002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8" table:formula="of:=[.B10]" office:value-type="string" office:string-value="REG_PLF306_EXOGTN_002">
            <text:p>REG_PLF306_EXOGTN_002</text:p>
          </table:table-cell>
          <table:table-cell table:style-name="ce119" office:value-type="string">
            <text:p>Mime Type definition for file uploading </text:p>
          </table:table-cell>
          <table:table-cell office:value-type="string">
            <text:p>Step 1: Create RTF created with MS wordpad</text:p>
          </table:table-cell>
          <table:table-cell office:value-type="string">
            <text:p>- Open wordpad</text:p>
            <text:p>- Create content </text:p>
            <text:p>- Click Save as with file “.rtf”</text:p>
          </table:table-cell>
          <table:table-cell office:value-type="string">
            <text:p>Create document successfully</text:p>
          </table:table-cell>
          <table:table-cell table:style-name="ce60" office:value-type="string">
            <text:p>Medium</text:p>
          </table:table-cell>
          <table:table-cell office:value-type="string">
            <text:p>CCP_734</text:p>
            <text:p>EXOGTN-374</text:p>
          </table:table-cell>
          <table:table-cell table:style-name="ce136" office:value-type="string">
            <text:p>Mime Type definition for file uploading </text:p>
          </table:table-cell>
          <table:table-cell table:number-columns-repeated="245"/>
        </table:table-row>
        <table:table-row table:style-name="ro7">
          <table:table-cell table:style-name="ce10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3" office:value-type="string">
            <text:p>REG_PLF306_EXOGTN_002</text:p>
          </table:table-cell>
          <table:table-cell table:style-name="ce129" office:value-type="float" office:value="1">
            <text:p>001</text:p>
          </table:table-cell>
          <table:table-cell table:style-name="ce58" table:formula="of:=[.B11]" office:value-type="string" office:string-value="REG_PLF306_EXOGTN_002">
            <text:p>REG_PLF306_EXOGTN_002</text:p>
          </table:table-cell>
          <table:table-cell table:style-name="ce136" office:value-type="string">
            <text:p>Mime Type definition for file uploading </text:p>
          </table:table-cell>
          <table:table-cell office:value-type="string">
            <text:p>Step 2: View doc </text:p>
          </table:table-cell>
          <table:table-cell office:value-type="string">
            <text:p>Open this document </text:p>
          </table:table-cell>
          <table:table-cell office:value-type="string">
            <text:p>View document without problem</text:p>
          </table:table-cell>
          <table:table-cell table:style-name="ce6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3" office:value-type="string">
            <text:p>REG_PLF306_EXOGTN_002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8" table:formula="of:=[.B12]" office:value-type="string" office:string-value="REG_PLF306_EXOGTN_002">
            <text:p>REG_PLF306_EXOGTN_002</text:p>
          </table:table-cell>
          <table:table-cell table:style-name="ce136" office:value-type="string">
            <text:p>Mime Type definition for file uploading </text:p>
          </table:table-cell>
          <table:table-cell office:value-type="string">
            <text:p>Step 3: Upload file</text:p>
          </table:table-cell>
          <table:table-cell office:value-type="string">
            <text:p>- Go to Content Explorer </text:p>
            <text:p>- upload a first RTF created with MS wordpad and preview it without problem</text:p>
          </table:table-cell>
          <table:table-cell office:value-type="string">
            <text:p>Upload file successfully</text:p>
          </table:table-cell>
          <table:table-cell table:style-name="ce60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3" office:value-type="string">
            <text:p>REG_PLF306_EXOGTN_002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8" table:formula="of:=[.B13]" office:value-type="string" office:string-value="REG_PLF306_EXOGTN_002">
            <text:p>REG_PLF306_EXOGTN_002</text:p>
          </table:table-cell>
          <table:table-cell table:style-name="ce136" office:value-type="string">
            <text:p>Mime Type definition for file uploading </text:p>
          </table:table-cell>
          <table:table-cell office:value-type="string">
            <text:p>Step 4: Edit document</text:p>
          </table:table-cell>
          <table:table-cell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office:value-type="string">
            <text:p>Edit document successfully. Cee the new RTF content with <text:s/>the icon of RTF file display correctly</text:p>
          </table:table-cell>
          <table:table-cell table:style-name="ce6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1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3" office:value-type="string">
            <text:p>REG_PLF306_EXOGTN_003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58" table:formula="of:=[.B14]" office:value-type="string" office:string-value="REG_PLF306_EXOGTN_003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office:value-type="string">
            <text:p>Step 1: Check in Add metadata</text:p>
          </table:table-cell>
          <table:table-cell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office:value-type="string">
            <text:p><text:s/>Tool-tip: "Add Item" is translated in French</text:p>
          </table:table-cell>
          <table:table-cell table:style-name="ce60" office:value-type="string">
            <text:p>Medium</text:p>
          </table:table-cell>
          <table:table-cell office:value-type="string">
            <text:p>CCP_977</text:p>
            <text:p>EXOGTN-389</text:p>
          </table:table-cell>
          <table:table-cell table:style-name="ce60" office:value-type="string">
            <text:p>label not translated into French in upload file</text:p>
          </table:table-cell>
          <table:table-cell table:style-name="ce172" table:number-columns-repeated="3"/>
          <table:table-cell table:number-columns-repeated="242"/>
        </table:table-row>
        <table:table-row table:style-name="ro26">
          <table:table-cell table:style-name="ce10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3" office:value-type="string">
            <text:p>REG_PLF306_EXOGTN_003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58" table:formula="of:=[.B15]" office:value-type="string" office:string-value="REG_PLF306_EXOGTN_003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office:value-type="string">
            <text:p>Step 2: Check in Create an action</text:p>
          </table:table-cell>
          <table:table-cell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office:value-type="string">
            <text:p>Tool-tips: "Remove Item" and "Add Item" are translated in French.</text:p>
          </table:table-cell>
          <table:table-cell table:style-name="ce60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0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3" office:value-type="string">
            <text:p>REG_PLF306_EXOGTN_004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23" table:formula="of:=[.B16]" office:value-type="string" office:string-value="REG_PLF306_EXOGTN_004">
            <text:p>REG_PLF306_EXOGTN_004</text:p>
          </table:table-cell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Step 1: Launch portal web server</text:p>
          </table:table-cell>
          <table:table-cell table:style-name="ce60" office:value-type="string">
            <text:p>- Open terminal and start package</text:p>
          </table:table-cell>
          <table:table-cell table:style-name="ce60" office:value-type="string">
            <text:p>Start successfully</text:p>
          </table:table-cell>
          <table:table-cell table:style-name="ce60" office:value-type="string">
            <text:p>Medium</text:p>
          </table:table-cell>
          <table:table-cell table:style-name="ce60" office:value-type="string">
            <text:p>CCP_1025</text:p>
            <text:p>EXOGTN-410</text:p>
          </table:table-cell>
          <table:table-cell table:style-name="ce60" office:value-type="string">
            <text:p>No Content-Type on css files</text:p>
          </table:table-cell>
          <table:table-cell table:number-columns-repeated="245"/>
        </table:table-row>
        <table:table-row table:style-name="ro7">
          <table:table-cell table:style-name="ce10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3" office:value-type="string">
            <text:p>REG_PLF306_EXOGTN_004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23" table:formula="of:=[.B17]" office:value-type="string" office:string-value="REG_PLF306_EXOGTN_004">
            <text:p>REG_PLF306_EXOGTN_004</text:p>
          </table:table-cell>
          <table:table-cell table:style-name="ce137" office:value-type="string">
            <text:p>Check content type on CSS file ( without IE9)</text:p>
          </table:table-cell>
          <table:table-cell office:value-type="string">
            <text:p>Step 2: Use telnet in order to connect to web server </text:p>
          </table:table-cell>
          <table:table-cell office:value-type="string">
            <text:p>- Launch command line by type: telnet localhost 8080</text:p>
          </table:table-cell>
          <table:table-cell office:value-type="string">
            <text:p>Run successfully</text:p>
          </table:table-cell>
          <table:table-cell table:style-name="ce60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0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3" office:value-type="string">
            <text:p>REG_PLF306_EXOGTN_004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23" table:formula="of:=[.B18]" office:value-type="string" office:string-value="REG_PLF306_EXOGTN_004">
            <text:p>REG_PLF306_EXOGTN_004</text:p>
          </table:table-cell>
          <table:table-cell table:style-name="ce137" office:value-type="string">
            <text:p>Check content type on CSS file ( without IE9)</text:p>
          </table:table-cell>
          <table:table-cell office:value-type="string">
            <text:p>Step 3: Request the header of a css file in console </text:p>
          </table:table-cell>
          <table:table-cell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60" office:value-type="string">
            <text:p>Medium</text:p>
          </table:table-cell>
          <table:table-cell table:number-columns-repeated="247"/>
        </table:table-row>
        <table:table-row table:style-name="ro1">
          <table:table-cell table:style-name="ce102"/>
          <table:table-cell table:style-name="ce108"/>
          <table:table-cell table:style-name="ce130"/>
          <table:table-cell table:style-name="ce123"/>
          <table:table-cell table:style-name="ce132"/>
          <table:table-cell table:number-columns-repeated="3"/>
          <table:table-cell table:style-name="ce59" table:number-columns-repeated="248"/>
        </table:table-row>
        <table:table-row table:style-name="ro1" table:number-rows-repeated="11">
          <table:table-cell table:style-name="ce99"/>
          <table:table-cell table:style-name="ce59"/>
          <table:table-cell table:style-name="ce99"/>
          <table:table-cell table:style-name="ce59" table:number-columns-repeated="2"/>
          <table:table-cell table:number-columns-repeated="3"/>
          <table:table-cell table:style-name="ce59" table:number-columns-repeated="248"/>
        </table:table-row>
        <table:table-row table:style-name="ro1" table:number-rows-repeated="10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 table:number-rows-repeated="10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</table:table>
      <table:table table:name="Bugs_v3_1_11" table:style-name="ta1" table:print="false">
        <table:table-column table:style-name="co8" table:default-cell-style-name="ce101"/>
        <table:table-column table:style-name="co30" table:default-cell-style-name="ce43"/>
        <table:table-column table:style-name="co8" table:default-cell-style-name="ce129"/>
        <table:table-column table:style-name="co31" table:default-cell-style-name="ce43"/>
        <table:table-column table:style-name="co9" table:default-cell-style-name="Default"/>
        <table:table-column table:style-name="co9" table:number-columns-repeated="3" table:default-cell-style-name="ce59"/>
        <table:table-column table:style-name="co8" table:number-columns-repeated="3" table:default-cell-style-name="ce59"/>
        <table:table-column table:style-name="co8" table:number-columns-repeated="245" table:default-cell-style-name="Default"/>
        <table:table-row table:style-name="ro14">
          <table:table-cell table:style-name="ce99"/>
          <table:table-cell table:style-name="ce103" office:value-type="string">
            <text:p>TEST CASES</text:p>
          </table:table-cell>
          <table:table-cell table:style-name="ce109"/>
          <table:table-cell table:style-name="ce104" table:number-columns-repeated="2"/>
          <table:table-cell/>
          <table:table-cell table:style-name="ce104" table:number-columns-repeated="3"/>
          <table:table-cell table:style-name="ce167"/>
          <table:table-cell table:style-name="ce104"/>
          <table:table-cell table:style-name="ce169" office:value-type="string">
            <text:p>Passed</text:p>
          </table:table-cell>
          <table:table-cell table:style-name="ce169" table:formula="of:=COUNTIF([.L$7:.L$977];[.$L1])" office:value-type="float" office:value="0">
            <text:p>0</text:p>
          </table:table-cell>
          <table:table-cell table:style-name="ce169" table:formula="of:=COUNTIF([.M$7:.M$977];[.$L1])" office:value-type="float" office:value="0">
            <text:p>0</text:p>
          </table:table-cell>
          <table:table-cell table:style-name="ce169" table:formula="of:=COUNTIF([.N$7:.N$977];[.$L1])" office:value-type="float" office:value="0">
            <text:p>0</text:p>
          </table:table-cell>
          <table:table-cell table:style-name="ce169" table:formula="of:=COUNTIF([.O$7:.O$977];[.$L1])" office:value-type="float" office:value="0">
            <text:p>0</text:p>
          </table:table-cell>
          <table:table-cell table:style-name="ce167" table:number-columns-repeated="214"/>
          <table:table-cell table:number-columns-repeated="26"/>
        </table:table-row>
        <table:table-row table:style-name="ro14">
          <table:table-cell table:style-name="ce99"/>
          <table:table-cell table:style-name="ce104"/>
          <table:table-cell table:style-name="ce110"/>
          <table:table-cell table:style-name="ce104" table:number-columns-repeated="2"/>
          <table:table-cell/>
          <table:table-cell table:style-name="ce104" table:number-columns-repeated="3"/>
          <table:table-cell table:style-name="Default"/>
          <table:table-cell table:style-name="ce104"/>
          <table:table-cell table:style-name="ce169" office:value-type="string">
            <text:p>Failed</text:p>
          </table:table-cell>
          <table:table-cell table:style-name="ce169" table:formula="of:=COUNTIF([.L$7:.L$977];[.$L2])" office:value-type="float" office:value="0">
            <text:p>0</text:p>
          </table:table-cell>
          <table:table-cell table:style-name="ce169" table:formula="of:=COUNTIF([.M$7:.M$977];[.$L2])" office:value-type="float" office:value="0">
            <text:p>0</text:p>
          </table:table-cell>
          <table:table-cell table:style-name="ce169" table:formula="of:=COUNTIF([.N$7:.N$977];[.$L2])" office:value-type="float" office:value="0">
            <text:p>0</text:p>
          </table:table-cell>
          <table:table-cell table:style-name="ce169" table:formula="of:=COUNTIF([.O$7:.O$977];[.$L2])" office:value-type="float" office:value="0">
            <text:p>0</text:p>
          </table:table-cell>
          <table:table-cell table:style-name="ce167" table:number-columns-repeated="214"/>
          <table:table-cell table:number-columns-repeated="26"/>
        </table:table-row>
        <table:table-row table:style-name="ro15">
          <table:table-cell table:style-name="ce99"/>
          <table:table-cell table:style-name="ce105" office:value-type="string">
            <text:p>Function List Code:</text:p>
          </table:table-cell>
          <table:table-cell table:style-name="ce111" office:value-type="string" table:number-columns-spanned="3" table:number-rows-spanned="1">
            <text:p>Bugs on GTN 3.1.11 for regression test</text:p>
          </table:table-cell>
          <table:covered-table-cell table:style-name="ce131"/>
          <table:covered-table-cell table:style-name="ce134"/>
          <table:table-cell/>
          <table:table-cell table:style-name="ce162"/>
          <table:table-cell table:style-name="ce165" table:number-columns-repeated="2"/>
          <table:table-cell table:style-name="Default"/>
          <table:table-cell table:style-name="ce165"/>
          <table:table-cell table:style-name="ce169" office:value-type="string">
            <text:p>Blocked</text:p>
          </table:table-cell>
          <table:table-cell table:style-name="ce169" table:formula="of:=COUNTIF([.L$7:.L$977];[.$L3])" office:value-type="float" office:value="0">
            <text:p>0</text:p>
          </table:table-cell>
          <table:table-cell table:style-name="ce169" table:formula="of:=COUNTIF([.M$7:.M$977];[.$L3])" office:value-type="float" office:value="0">
            <text:p>0</text:p>
          </table:table-cell>
          <table:table-cell table:style-name="ce169" table:formula="of:=COUNTIF([.N$7:.N$977];[.$L3])" office:value-type="float" office:value="0">
            <text:p>0</text:p>
          </table:table-cell>
          <table:table-cell table:style-name="ce169" table:formula="of:=COUNTIF([.O$7:.O$977];[.$L3])" office:value-type="float" office:value="0">
            <text:p>0</text:p>
          </table:table-cell>
          <table:table-cell table:style-name="ce167" table:number-columns-repeated="214"/>
          <table:table-cell table:number-columns-repeated="26"/>
        </table:table-row>
        <table:table-row table:style-name="ro16">
          <table:table-cell table:style-name="ce99"/>
          <table:table-cell table:style-name="ce105" office:value-type="string">
            <text:p>Total Main Cases:</text:p>
          </table:table-cell>
          <table:table-cell table:style-name="ce112" table:formula="of:=MAX([.A7:.A960])" office:value-type="float" office:value="6" table:number-columns-spanned="3" table:number-rows-spanned="1">
            <text:p>6</text:p>
          </table:table-cell>
          <table:covered-table-cell table:style-name="ce131"/>
          <table:covered-table-cell table:style-name="ce134"/>
          <table:table-cell/>
          <table:table-cell table:style-name="ce162"/>
          <table:table-cell table:style-name="ce165" table:number-columns-repeated="2"/>
          <table:table-cell table:style-name="Default"/>
          <table:table-cell table:style-name="ce165"/>
          <table:table-cell table:style-name="ce167" office:value-type="string">
            <text:p>Untested</text:p>
          </table:table-cell>
          <table:table-cell table:style-name="ce169" table:formula="of:=COUNTIF([.L$7:.L$977];[.$L4])" office:value-type="float" office:value="0">
            <text:p>0</text:p>
          </table:table-cell>
          <table:table-cell table:style-name="ce169" table:formula="of:=COUNTIF([.M$7:.M$977];[.$L4])" office:value-type="float" office:value="0">
            <text:p>0</text:p>
          </table:table-cell>
          <table:table-cell table:style-name="ce169" table:formula="of:=COUNTIF([.N$7:.N$977];[.$L4])" office:value-type="float" office:value="0">
            <text:p>0</text:p>
          </table:table-cell>
          <table:table-cell table:style-name="ce169" table:formula="of:=COUNTIF([.O$7:.O$977];[.$L4])" office:value-type="float" office:value="0">
            <text:p>0</text:p>
          </table:table-cell>
          <table:table-cell table:style-name="ce167" table:number-columns-repeated="214"/>
          <table:table-cell table:number-columns-repeated="26"/>
        </table:table-row>
        <table:table-row table:style-name="ro14">
          <table:table-cell table:style-name="ce99"/>
          <table:table-cell table:style-name="ce106"/>
          <table:table-cell table:style-name="ce99"/>
          <table:table-cell table:style-name="ce133" table:number-columns-repeated="2"/>
          <table:table-cell table:style-name="ce133" office:value-type="string">
            <text:p><text:s/></text:p>
          </table:table-cell>
          <table:table-cell table:style-name="ce133" table:number-columns-repeated="3"/>
          <table:table-cell table:style-name="Default"/>
          <table:table-cell table:style-name="ce133"/>
          <table:table-cell office:value-type="string">
            <text:p>N/A</text:p>
          </table:table-cell>
          <table:table-cell table:style-name="ce169" table:formula="of:=COUNTIF([.L$7:.L$977];[.$L5])" office:value-type="float" office:value="0">
            <text:p>0</text:p>
          </table:table-cell>
          <table:table-cell table:style-name="ce169" table:formula="of:=COUNTIF([.M$7:.M$977];[.$L5])" office:value-type="float" office:value="0">
            <text:p>0</text:p>
          </table:table-cell>
          <table:table-cell table:style-name="ce169" table:formula="of:=COUNTIF([.N$7:.N$977];[.$L5])" office:value-type="float" office:value="0">
            <text:p>0</text:p>
          </table:table-cell>
          <table:table-cell table:style-name="ce169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16">
          <table:table-cell table:style-name="ce10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Link</text:p>
          </table:table-cell>
          <table:table-cell table:style-name="ce107" office:value-type="string">
            <text:p>Bug description</text:p>
          </table:table-cell>
          <table:table-cell table:style-name="ce107" office:value-type="string">
            <text:p>Tester</text:p>
          </table:table-cell>
          <table:table-cell table:style-name="ce170" office:value-type="string">
            <text:p>IE7</text:p>
          </table:table-cell>
          <table:table-cell table:style-name="ce170" office:value-type="string">
            <text:p>FireFox3.5</text:p>
          </table:table-cell>
          <table:table-cell table:style-name="ce170" office:value-type="string">
            <text:p>Comment/Bug</text:p>
          </table:table-cell>
          <table:table-cell table:style-name="ce170" table:number-columns-repeated="4"/>
          <table:table-cell table:style-name="ce162" table:number-columns-repeated="211"/>
          <table:table-cell table:style-name="ce133" table:number-columns-repeated="26"/>
        </table:table-row>
        <table:table-row table:style-name="ro28">
          <table:table-cell office:value-type="float" office:value="1">
            <text:p>001</text:p>
          </table:table-cell>
          <table:table-cell office:value-type="string">
            <text:p>REG_PLF307_EXOGTN_001</text:p>
          </table:table-cell>
          <table:table-cell office:value-type="float" office:value="1">
            <text:p>001</text:p>
          </table:table-cell>
          <table:table-cell table:formula="of:=[.B7]" office:value-type="string" office:string-value="REG_PLF307_EXOGTN_001">
            <text:p>REG_PLF307_EXOGTN_001</text:p>
          </table:table-cell>
          <table:table-cell table:style-name="ce50" office:value-type="string">
            <text:p>Check PageBody displayed in Edit Site Layout </text:p>
          </table:table-cell>
          <table:table-cell office:value-type="string">
            <text:p>Step 1: Edit site layout</text:p>
          </table:table-cell>
          <table:table-cell table:style-name="ce163" office:value-type="string">
            <text:p>- Login by root</text:p>
            <text:p>- Go to Edit site Layout</text:p>
            <text:p/>
          </table:table-cell>
          <table:table-cell table:style-name="ce166" office:value-type="string">
            <text:p>- Layout of site is displayed</text:p>
          </table:table-cell>
          <table:table-cell office:value-type="string">
            <text:p>High</text:p>
          </table:table-cell>
          <table:table-cell table:style-name="ce58" office:value-type="string">
            <text:p>CCP_1132</text:p>
            <text:p>EXOGTN-767</text:p>
          </table:table-cell>
          <table:table-cell table:style-name="ce135" office:value-type="string">
            <text:p>PageBody placeholder DISAPPEARED on Site Layout Edit</text:p>
          </table:table-cell>
          <table:table-cell table:number-columns-repeated="245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REG_PLF307_EXOGTN_0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formula="of:=[.B8]" office:value-type="string" office:string-value="REG_PLF307_EXOGTN_001">
            <text:p>REG_PLF307_EXOGTN_001</text:p>
          </table:table-cell>
          <table:table-cell table:style-name="ce135" office:value-type="string">
            <text:p>Check PageBody displayed in Edit Site Layout </text:p>
          </table:table-cell>
          <table:table-cell office:value-type="string">
            <text:p>Step 2: Add new column container into page</text:p>
          </table:table-cell>
          <table:table-cell table:style-name="ce164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office:value-type="string">
            <text:p>- Container tab appear</text:p>
            <text:p>- Drag &amp; drop two column into page successfully</text:p>
          </table:table-cell>
          <table:table-cell office:value-type="string">
            <text:p>High</text:p>
          </table:table-cell>
          <table:table-cell table:number-columns-repeated="2"/>
          <table:table-cell table:style-name="ce59" table:number-columns-repeated="245"/>
        </table:table-row>
        <table:table-row table:style-name="ro1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REG_PLF307_EXOGTN_0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formula="of:=[.B9]" office:value-type="string" office:string-value="REG_PLF307_EXOGTN_001">
            <text:p>REG_PLF307_EXOGTN_001</text:p>
          </table:table-cell>
          <table:table-cell table:style-name="ce135" office:value-type="string">
            <text:p>Check PageBody displayed in Edit Site Layout </text:p>
          </table:table-cell>
          <table:table-cell office:value-type="string">
            <text:p>Step 3: Drag &amp; drop page body into container</text:p>
          </table:table-cell>
          <table:table-cell office:value-type="string">
            <text:p>- Choose Application tab</text:p>
            <text:p>- Move pagebody inside one column of the new container</text:p>
            <text:p>- Click Save</text:p>
          </table:table-cell>
          <table:table-cell office:value-type="string">
            <text:p>- Page body is moved into column successfully</text:p>
          </table:table-cell>
          <table:table-cell office:value-type="string">
            <text:p>High</text:p>
          </table:table-cell>
          <table:table-cell table:number-columns-repeated="2"/>
          <table:table-cell table:style-name="ce59" table:number-columns-repeated="245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REG_PLF307_EXOGTN_0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formula="of:=[.B10]" office:value-type="string" office:string-value="REG_PLF307_EXOGTN_001">
            <text:p>REG_PLF307_EXOGTN_001</text:p>
          </table:table-cell>
          <table:table-cell table:style-name="ce135" office:value-type="string">
            <text:p>Check PageBody displayed in Edit Site Layout </text:p>
          </table:table-cell>
          <table:table-cell office:value-type="string">
            <text:p>Step 4: Re add another two columns container </text:p>
          </table:table-cell>
          <table:table-cell table:style-name="ce164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office:value-type="string">
            <text:p>- Container tab appear</text:p>
            <text:p>- Drag &amp; drop two column into page successfully</text:p>
          </table:table-cell>
          <table:table-cell office:value-type="string">
            <text:p>High</text:p>
          </table:table-cell>
          <table:table-cell/>
          <table:table-cell table:style-name="ce136"/>
          <table:table-cell table:number-columns-repeated="245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REG_PLF307_EXOGTN_0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formula="of:=[.B11]" office:value-type="string" office:string-value="REG_PLF307_EXOGTN_001">
            <text:p>REG_PLF307_EXOGTN_001</text:p>
          </table:table-cell>
          <table:table-cell table:style-name="ce135" office:value-type="string">
            <text:p>Check PageBody displayed in Edit Site Layout </text:p>
          </table:table-cell>
          <table:table-cell office:value-type="string">
            <text:p>Step 5: Continue Drag &amp; drop page body into container</text:p>
          </table:table-cell>
          <table:table-cell office:value-type="string">
            <text:p>- Choose Application tab</text:p>
            <text:p>- Move pagebody inside one column of the new container</text:p>
            <text:p/>
          </table:table-cell>
          <table:table-cell office:value-type="string">
            <text:p>- Page body is moved into column successfully and appear in Site Layout Edit</text:p>
          </table:table-cell>
          <table:table-cell office:value-type="string">
            <text:p>High</text:p>
          </table:table-cell>
          <table:table-cell table:number-columns-repeated="2"/>
          <table:table-cell table:style-name="ce59" table:number-columns-repeated="245"/>
        </table:table-row>
        <table:table-row table:style-name="ro1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office:value-type="string">
            <text:p>REG_PLF307_EXOGTN_002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formula="of:=[.B12]" office:value-type="string" office:string-value="REG_PLF307_EXOGTN_002">
            <text:p>REG_PLF307_EXOGTN_002</text:p>
          </table:table-cell>
          <table:table-cell table:style-name="ce119" office:value-type="string">
            <text:p>Check Listeners are executed after updating a user's group</text:p>
          </table:table-cell>
          <table:table-cell office:value-type="string">
            <text:p>Step 1: Add exo.samples.Listner-1.0.0-SNAPSHOT.jar in to lib folder</text:p>
          </table:table-cell>
          <table:table-cell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office:value-type="string">
            <text:p>Add file successfully</text:p>
          </table:table-cell>
          <table:table-cell office:value-type="string">
            <text:p>High</text:p>
          </table:table-cell>
          <table:table-cell table:style-name="ce58" office:value-type="string">
            <text:p>CCP_1069</text:p>
            <text:p>EXOGTN-572</text:p>
          </table:table-cell>
          <table:table-cell table:style-name="Default" office:value-type="string">
            <text:p>Listners are not executed after updating a user's group</text:p>
          </table:table-cell>
          <table:table-cell table:number-columns-repeated="245"/>
        </table:table-row>
        <table:table-row table:style-name="ro2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REG_PLF307_EXOGTN_002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formula="of:=[.B13]" office:value-type="string" office:string-value="REG_PLF307_EXOGTN_002">
            <text:p>REG_PLF307_EXOGTN_002</text:p>
          </table:table-cell>
          <table:table-cell table:style-name="ce136" office:value-type="string">
            <text:p>Check Listners are executed after updating a user's group</text:p>
          </table:table-cell>
          <table:table-cell office:value-type="string">
            <text:p>Step 2: Check when edit group</text:p>
          </table:table-cell>
          <table:table-cell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office:value-type="string">
            <text:p>- Edit group successfully</text:p>
            <text:p>- Show message alert before and after edit group in sever console</text:p>
          </table:table-cell>
          <table:table-cell office:value-type="string">
            <text:p>High</text:p>
          </table:table-cell>
          <table:table-cell table:number-columns-repeated="2"/>
          <table:table-cell table:style-name="ce59" table:number-columns-repeated="245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REG_PLF307_EXOGTN_003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formula="of:=[.B14]" office:value-type="string" office:string-value="REG_PLF307_EXOGTN_003">
            <text:p>REG_PLF307_EXOGTN_003</text:p>
          </table:table-cell>
          <table:table-cell table:style-name="ce50" office:value-type="string">
            <text:p>Check limit of portlet title length</text:p>
          </table:table-cell>
          <table:table-cell office:value-type="string">
            <text:p>Step 1: Check limit of porlet title length</text:p>
          </table:table-cell>
          <table:table-cell office:value-type="string">
            <text:p>- Login by admin</text:p>
            <text:p>- Add new page with a portlet</text:p>
          </table:table-cell>
          <table:table-cell office:value-type="string">
            <text:p>- Add new page successfully</text:p>
          </table:table-cell>
          <table:table-cell office:value-type="string">
            <text:p>High</text:p>
          </table:table-cell>
          <table:table-cell table:style-name="ce58" office:value-type="string">
            <text:p>CCP_1126</text:p>
            <text:p>EXOGTN-673</text:p>
          </table:table-cell>
          <table:table-cell table:style-name="Default" office:value-type="string">
            <text:p>Remove limit of portlet title length</text:p>
          </table:table-cell>
          <table:table-cell table:number-columns-repeated="245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REG_PLF307_EXOGTN_003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formula="of:=[.B15]" office:value-type="string" office:string-value="REG_PLF307_EXOGTN_003">
            <text:p>REG_PLF307_EXOGTN_003</text:p>
          </table:table-cell>
          <table:table-cell table:style-name="ce135" office:value-type="string">
            <text:p>Check limit of portlet title length</text:p>
          </table:table-cell>
          <table:table-cell office:value-type="string">
            <text:p>Step 2: Edit portlet of page</text:p>
          </table:table-cell>
          <table:table-cell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office:value-type="string">
            <text:p>- Edit title successfully and no message alert limits of portlet title</text:p>
          </table:table-cell>
          <table:table-cell office:value-type="string">
            <text:p>High</text:p>
          </table:table-cell>
          <table:table-cell table:number-columns-repeated="2"/>
          <table:table-cell table:style-name="ce59" table:number-columns-repeated="245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REG_PLF307_EXOGTN_004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formula="of:=[.B16]" office:value-type="string" office:string-value="REG_PLF307_EXOGTN_004">
            <text:p>REG_PLF307_EXOGTN_004</text:p>
          </table:table-cell>
          <table:table-cell table:style-name="ce52" office:value-type="string">
            <text:p>eXo Javascript is conflicting with some JQuery extensions</text:p>
          </table:table-cell>
          <table:table-cell table:style-name="ce60" office:value-type="string">
            <text:p>Step 1: Add exo-store-assets-portlet.war into folder</text:p>
          </table:table-cell>
          <table:table-cell table:style-name="ce60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60" office:value-type="string">
            <text:p>- Download and add file successfully</text:p>
          </table:table-cell>
          <table:table-cell office:value-type="string">
            <text:p>High</text:p>
          </table:table-cell>
          <table:table-cell table:style-name="ce52" office:value-type="string">
            <text:p>CCP_920</text:p>
            <text:p>EXOGTN_343</text:p>
          </table:table-cell>
          <table:table-cell table:style-name="Default"/>
          <table:table-cell table:number-columns-repeated="245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REG_PLF307_EXOGTN_004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formula="of:=[.B17]" office:value-type="string" office:string-value="REG_PLF307_EXOGTN_004">
            <text:p>REG_PLF307_EXOGTN_004</text:p>
          </table:table-cell>
          <table:table-cell table:style-name="ce137" office:value-type="string">
            <text:p>eXo Javascript is conflicting with some JQuery extensions</text:p>
          </table:table-cell>
          <table:table-cell office:value-type="string">
            <text:p>Step 2: Add Light Box Tester to a category</text:p>
          </table:table-cell>
          <table:table-cell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office:value-type="string">
            <text:p>- local._exo-store-assets-portlet.AssetManagementPortlet is displayed in list</text:p>
          </table:table-cell>
          <table:table-cell office:value-type="string">
            <text:p>High</text:p>
          </table:table-cell>
          <table:table-cell table:number-columns-repeated="2"/>
          <table:table-cell table:style-name="ce59" table:number-columns-repeated="245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REG_PLF307_EXOGTN_004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formula="of:=[.B18]" office:value-type="string" office:string-value="REG_PLF307_EXOGTN_004">
            <text:p>REG_PLF307_EXOGTN_004</text:p>
          </table:table-cell>
          <table:table-cell table:style-name="ce137" office:value-type="string">
            <text:p>eXo Javascript is conflicting with some JQuery extensions</text:p>
          </table:table-cell>
          <table:table-cell office:value-type="string">
            <text:p>Step 3: Add new page have local._exo-store-assets-portlet.AssetManagementPortlet</text:p>
          </table:table-cell>
          <table:table-cell office:value-type="string">
            <text:p>- Create a new page, add Light Box Tester portlet to the page</text:p>
            <text:p>- Click Save</text:p>
          </table:table-cell>
          <table:table-cell office:value-type="string">
            <text:p>- Add new page successfully</text:p>
            <text:p>- Click on image: there are visual effect ( Flickr is inaccessible during the working time)</text:p>
          </table:table-cell>
          <table:table-cell office:value-type="string">
            <text:p>High</text:p>
          </table:table-cell>
          <table:table-cell table:number-columns-repeated="2"/>
          <table:table-cell table:style-name="ce59" table:number-columns-repeated="245"/>
        </table:table-row>
        <table:table-row table:style-name="ro3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office:value-type="string">
            <text:p>REG_PLF307_EXOGTN_005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formula="of:=[.B19]" office:value-type="string" office:string-value="REG_PLF307_EXOGTN_005">
            <text:p>REG_PLF307_EXOGTN_005</text:p>
          </table:table-cell>
          <table:table-cell table:style-name="ce53" office:value-type="string">
            <text:p>Check the max length of Group label from 3 to 50 characters</text:p>
          </table:table-cell>
          <table:table-cell office:value-type="string">
            <text:p>Step 1: Add new group with label less than 50 chars</text:p>
          </table:table-cell>
          <table:table-cell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office:value-type="string">
            <text:p>- Show message alert: “The length of the text in field "Label" must be between "3" and "50" characters. ”</text:p>
          </table:table-cell>
          <table:table-cell office:value-type="string">
            <text:p>Medium</text:p>
          </table:table-cell>
          <table:table-cell table:style-name="ce52" office:value-type="string">
            <text:p>CCP_1126</text:p>
            <text:p>EXOGTN_672</text:p>
          </table:table-cell>
          <table:table-cell table:style-name="ce173" office:value-type="string">
            <text:p>show message alert that ax length of Group label is limited to 30 characters</text:p>
          </table:table-cell>
          <table:table-cell table:number-columns-repeated="245"/>
        </table:table-row>
        <table:table-row table:style-name="ro3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office:value-type="string">
            <text:p>REG_PLF307_EXOGTN_006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formula="of:=[.B20]" office:value-type="string" office:string-value="REG_PLF307_EXOGTN_006">
            <text:p>REG_PLF307_EXOGTN_006</text:p>
          </table:table-cell>
          <table:table-cell table:style-name="ce54" office:value-type="string">
            <text:p>Check the gadgets when the host name includes the word "portal"</text:p>
          </table:table-cell>
          <table:table-cell office:value-type="string">
            <text:p>Step 1: Edit host name in OS</text:p>
          </table:table-cell>
          <table:table-cell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office:value-type="string">
            <text:p>Edit host name successfully</text:p>
          </table:table-cell>
          <table:table-cell office:value-type="string">
            <text:p>High</text:p>
          </table:table-cell>
          <table:table-cell table:style-name="ce52" office:value-type="string">
            <text:p>CCP_1114</text:p>
            <text:p>EXOGTN_742</text:p>
          </table:table-cell>
          <table:table-cell table:style-name="Default" office:value-type="string">
            <text:p>Problem with gadgets when the host name includes the word "portal"</text:p>
          </table:table-cell>
          <table:table-cell table:number-columns-repeated="245"/>
        </table:table-row>
        <table:table-row table:style-name="ro1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REG_PLF307_EXOGTN_006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formula="of:=[.B21]" office:value-type="string" office:string-value="REG_PLF307_EXOGTN_006">
            <text:p>REG_PLF307_EXOGTN_006</text:p>
          </table:table-cell>
          <table:table-cell table:style-name="ce59" office:value-type="string">
            <text:p>Check the gadgets when the host name includes the word "portal"</text:p>
          </table:table-cell>
          <table:table-cell office:value-type="string">
            <text:p>Step 2: Add new page</text:p>
          </table:table-cell>
          <table:table-cell office:value-type="string">
            <text:p>- Run server</text:p>
            <text:p>- Login by root</text:p>
            <text:p>- Add new page with a portlet</text:p>
          </table:table-cell>
          <table:table-cell office:value-type="string">
            <text:p>- Add new page successfully</text:p>
          </table:table-cell>
          <table:table-cell office:value-type="string">
            <text:p>High</text:p>
          </table:table-cell>
          <table:table-cell table:number-columns-repeated="2"/>
          <table:table-cell table:style-name="ce59" table:number-columns-repeated="245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REG_PLF307_EXOGTN_00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formula="of:=[.B22]" office:value-type="string" office:string-value="REG_PLF307_EXOGTN_006">
            <text:p>REG_PLF307_EXOGTN_006</text:p>
          </table:table-cell>
          <table:table-cell table:style-name="ce59" office:value-type="string">
            <text:p>Check the gadgets when the host name includes the word "portal"</text:p>
          </table:table-cell>
          <table:table-cell office:value-type="string">
            <text:p>Step 3: Check the URL of page</text:p>
          </table:table-cell>
          <table:table-cell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office:value-type="string">
            <text:p>- the gadgets are displayed without any problem.</text:p>
            <text:p>the gadgets are displayed without any problem.</text:p>
          </table:table-cell>
          <table:table-cell office:value-type="string">
            <text:p>High</text:p>
          </table:table-cell>
          <table:table-cell/>
          <table:table-cell office:value-type="string">
            <text:p>EXOGTN: check with classic portal and don't have private mode</text:p>
            <text:p>PLF: check with intranet or acme portal and don't have private mode</text:p>
          </table:table-cell>
          <table:table-cell table:style-name="ce59" table:number-columns-repeated="245"/>
        </table:table-row>
        <table:table-row table:style-name="ro14" table:number-rows-repeated="8">
          <table:table-cell table:style-name="ce99"/>
          <table:table-cell table:style-name="ce59"/>
          <table:table-cell table:style-name="ce99"/>
          <table:table-cell table:style-name="ce59" table:number-columns-repeated="2"/>
          <table:table-cell table:number-columns-repeated="6"/>
          <table:table-cell table:style-name="ce59" table:number-columns-repeated="245"/>
        </table:table-row>
        <table:table-row table:style-name="ro14" table:number-rows-repeated="10">
          <table:table-cell table:style-name="Default" table:number-columns-repeated="4"/>
          <table:table-cell/>
          <table:table-cell table:style-name="Default" table:number-columns-repeated="6"/>
          <table:table-cell table:number-columns-repeated="245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6"/>
          <table:table-cell table:number-columns-repeated="245"/>
        </table:table-row>
      </table:table>
      <table:table table:name="Bugs_v3_1_12" table:style-name="ta1" table:print="false">
        <table:table-column table:style-name="co8" table:default-cell-style-name="ce101"/>
        <table:table-column table:style-name="co30" table:default-cell-style-name="ce43"/>
        <table:table-column table:style-name="co8" table:default-cell-style-name="ce129"/>
        <table:table-column table:style-name="co31" table:default-cell-style-name="ce43"/>
        <table:table-column table:style-name="co9" table:default-cell-style-name="Default"/>
        <table:table-column table:style-name="co9" table:number-columns-repeated="3" table:default-cell-style-name="ce59"/>
        <table:table-column table:style-name="co8" table:number-columns-repeated="248" table:default-cell-style-name="ce59"/>
        <table:table-row table:style-name="ro1">
          <table:table-cell table:style-name="ce99"/>
          <table:table-cell table:style-name="ce103" office:value-type="string">
            <text:p>TEST CASES</text:p>
          </table:table-cell>
          <table:table-cell table:style-name="ce109"/>
          <table:table-cell table:style-name="ce104" table:number-columns-repeated="2"/>
          <table:table-cell/>
          <table:table-cell table:style-name="ce104" table:number-columns-repeated="3"/>
          <table:table-cell table:style-name="ce167"/>
          <table:table-cell table:style-name="ce104"/>
          <table:table-cell table:style-name="ce169" office:value-type="string">
            <text:p>Passed</text:p>
          </table:table-cell>
          <table:table-cell table:style-name="ce169" table:formula="of:=COUNTIF([.L$7:.L$975];[.$L1])" office:value-type="float" office:value="0">
            <text:p>0</text:p>
          </table:table-cell>
          <table:table-cell table:style-name="ce169" table:formula="of:=COUNTIF([.M$7:.M$975];[.$L1])" office:value-type="float" office:value="0">
            <text:p>0</text:p>
          </table:table-cell>
          <table:table-cell table:style-name="ce169" table:formula="of:=COUNTIF([.N$7:.N$975];[.$L1])" office:value-type="float" office:value="0">
            <text:p>0</text:p>
          </table:table-cell>
          <table:table-cell table:style-name="ce169" table:formula="of:=COUNTIF([.O$7:.O$975];[.$L1])" office:value-type="float" office:value="0">
            <text:p>0</text:p>
          </table:table-cell>
          <table:table-cell table:style-name="ce167" table:number-columns-repeated="214"/>
          <table:table-cell table:style-name="Default" table:number-columns-repeated="26"/>
        </table:table-row>
        <table:table-row table:style-name="ro1">
          <table:table-cell table:style-name="ce99"/>
          <table:table-cell table:style-name="ce104"/>
          <table:table-cell table:style-name="ce110"/>
          <table:table-cell table:style-name="ce104" table:number-columns-repeated="2"/>
          <table:table-cell/>
          <table:table-cell table:style-name="ce104" table:number-columns-repeated="3"/>
          <table:table-cell table:style-name="Default"/>
          <table:table-cell table:style-name="ce104"/>
          <table:table-cell table:style-name="ce169" office:value-type="string">
            <text:p>Failed</text:p>
          </table:table-cell>
          <table:table-cell table:style-name="ce169" table:formula="of:=COUNTIF([.L$7:.L$975];[.$L2])" office:value-type="float" office:value="0">
            <text:p>0</text:p>
          </table:table-cell>
          <table:table-cell table:style-name="ce169" table:formula="of:=COUNTIF([.M$7:.M$975];[.$L2])" office:value-type="float" office:value="0">
            <text:p>0</text:p>
          </table:table-cell>
          <table:table-cell table:style-name="ce169" table:formula="of:=COUNTIF([.N$7:.N$975];[.$L2])" office:value-type="float" office:value="0">
            <text:p>0</text:p>
          </table:table-cell>
          <table:table-cell table:style-name="ce169" table:formula="of:=COUNTIF([.O$7:.O$975];[.$L2])" office:value-type="float" office:value="0">
            <text:p>0</text:p>
          </table:table-cell>
          <table:table-cell table:style-name="ce167" table:number-columns-repeated="214"/>
          <table:table-cell table:style-name="Default" table:number-columns-repeated="26"/>
        </table:table-row>
        <table:table-row table:style-name="ro15">
          <table:table-cell table:style-name="ce99"/>
          <table:table-cell table:style-name="ce105" office:value-type="string">
            <text:p>Function List Code:</text:p>
          </table:table-cell>
          <table:table-cell table:style-name="ce111" office:value-type="string" table:number-columns-spanned="3" table:number-rows-spanned="1">
            <text:p>Bugs on GTN 3.1.12 for regression test</text:p>
          </table:table-cell>
          <table:covered-table-cell table:style-name="ce131"/>
          <table:covered-table-cell table:style-name="ce134"/>
          <table:table-cell/>
          <table:table-cell table:style-name="ce162"/>
          <table:table-cell table:style-name="ce165" table:number-columns-repeated="2"/>
          <table:table-cell table:style-name="Default"/>
          <table:table-cell table:style-name="ce165"/>
          <table:table-cell table:style-name="ce169" office:value-type="string">
            <text:p>Blocked</text:p>
          </table:table-cell>
          <table:table-cell table:style-name="ce169" table:formula="of:=COUNTIF([.L$7:.L$975];[.$L3])" office:value-type="float" office:value="0">
            <text:p>0</text:p>
          </table:table-cell>
          <table:table-cell table:style-name="ce169" table:formula="of:=COUNTIF([.M$7:.M$975];[.$L3])" office:value-type="float" office:value="0">
            <text:p>0</text:p>
          </table:table-cell>
          <table:table-cell table:style-name="ce169" table:formula="of:=COUNTIF([.N$7:.N$975];[.$L3])" office:value-type="float" office:value="0">
            <text:p>0</text:p>
          </table:table-cell>
          <table:table-cell table:style-name="ce169" table:formula="of:=COUNTIF([.O$7:.O$975];[.$L3])" office:value-type="float" office:value="0">
            <text:p>0</text:p>
          </table:table-cell>
          <table:table-cell table:style-name="ce167" table:number-columns-repeated="214"/>
          <table:table-cell table:style-name="Default" table:number-columns-repeated="26"/>
        </table:table-row>
        <table:table-row table:style-name="ro7">
          <table:table-cell table:style-name="ce99"/>
          <table:table-cell table:style-name="ce105" office:value-type="string">
            <text:p>Total Main Cases:</text:p>
          </table:table-cell>
          <table:table-cell table:style-name="ce112" table:formula="of:=MAX([.A7:.A958])" office:value-type="float" office:value="2" table:number-columns-spanned="3" table:number-rows-spanned="1">
            <text:p>2</text:p>
          </table:table-cell>
          <table:covered-table-cell table:style-name="ce131"/>
          <table:covered-table-cell table:style-name="ce134"/>
          <table:table-cell/>
          <table:table-cell table:style-name="ce162"/>
          <table:table-cell table:style-name="ce165" table:number-columns-repeated="2"/>
          <table:table-cell table:style-name="Default"/>
          <table:table-cell table:style-name="ce165"/>
          <table:table-cell table:style-name="ce167" office:value-type="string">
            <text:p>Untested</text:p>
          </table:table-cell>
          <table:table-cell table:style-name="ce169" table:formula="of:=COUNTIF([.L$7:.L$975];[.$L4])" office:value-type="float" office:value="0">
            <text:p>0</text:p>
          </table:table-cell>
          <table:table-cell table:style-name="ce169" table:formula="of:=COUNTIF([.M$7:.M$975];[.$L4])" office:value-type="float" office:value="0">
            <text:p>0</text:p>
          </table:table-cell>
          <table:table-cell table:style-name="ce169" table:formula="of:=COUNTIF([.N$7:.N$975];[.$L4])" office:value-type="float" office:value="0">
            <text:p>0</text:p>
          </table:table-cell>
          <table:table-cell table:style-name="ce169" table:formula="of:=COUNTIF([.O$7:.O$975];[.$L4])" office:value-type="float" office:value="0">
            <text:p>0</text:p>
          </table:table-cell>
          <table:table-cell table:style-name="ce167" table:number-columns-repeated="214"/>
          <table:table-cell table:style-name="Default" table:number-columns-repeated="26"/>
        </table:table-row>
        <table:table-row table:style-name="ro1">
          <table:table-cell table:style-name="ce99"/>
          <table:table-cell table:style-name="ce106"/>
          <table:table-cell table:style-name="ce99"/>
          <table:table-cell table:style-name="ce133" table:number-columns-repeated="2"/>
          <table:table-cell table:style-name="ce133" office:value-type="string">
            <text:p><text:s/></text:p>
          </table:table-cell>
          <table:table-cell table:style-name="ce133" table:number-columns-repeated="3"/>
          <table:table-cell table:style-name="Default"/>
          <table:table-cell table:style-name="ce133"/>
          <table:table-cell table:style-name="Default" office:value-type="string">
            <text:p>N/A</text:p>
          </table:table-cell>
          <table:table-cell table:style-name="ce169" table:formula="of:=COUNTIF([.L$7:.L$975];[.$L5])" office:value-type="float" office:value="0">
            <text:p>0</text:p>
          </table:table-cell>
          <table:table-cell table:style-name="ce169" table:formula="of:=COUNTIF([.M$7:.M$975];[.$L5])" office:value-type="float" office:value="0">
            <text:p>0</text:p>
          </table:table-cell>
          <table:table-cell table:style-name="ce169" table:formula="of:=COUNTIF([.N$7:.N$975];[.$L5])" office:value-type="float" office:value="0">
            <text:p>0</text:p>
          </table:table-cell>
          <table:table-cell table:style-name="ce169" table:formula="of:=COUNTIF([.O$7:.O$975];[.$L5])" office:value-type="float" office:value="0">
            <text:p>0</text:p>
          </table:table-cell>
          <table:table-cell table:style-name="Default" table:number-columns-repeated="240"/>
        </table:table-row>
        <table:table-row table:style-name="ro7">
          <table:table-cell table:style-name="ce10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Link</text:p>
          </table:table-cell>
          <table:table-cell table:style-name="ce107" office:value-type="string">
            <text:p>Bug description</text:p>
          </table:table-cell>
          <table:table-cell table:style-name="ce107" office:value-type="string">
            <text:p>Tester</text:p>
          </table:table-cell>
          <table:table-cell table:style-name="ce170" office:value-type="string">
            <text:p>IE7</text:p>
          </table:table-cell>
          <table:table-cell table:style-name="ce170" office:value-type="string">
            <text:p>FireFox3.5</text:p>
          </table:table-cell>
          <table:table-cell table:style-name="ce170" office:value-type="string">
            <text:p>Comment/Bug</text:p>
          </table:table-cell>
          <table:table-cell table:style-name="ce170" table:number-columns-repeated="4"/>
          <table:table-cell table:style-name="ce162" table:number-columns-repeated="211"/>
          <table:table-cell table:style-name="ce133" table:number-columns-repeated="26"/>
        </table:table-row>
        <table:table-row table:style-name="ro26">
          <table:table-cell office:value-type="float" office:value="1">
            <text:p>001</text:p>
          </table:table-cell>
          <table:table-cell office:value-type="string">
            <text:p>REG_PLF308_EXOGTN_001</text:p>
          </table:table-cell>
          <table:table-cell office:value-type="float" office:value="1">
            <text:p>001</text:p>
          </table:table-cell>
          <table:table-cell table:formula="of:=[.B7]" office:value-type="string" office:string-value="REG_PLF308_EXOGTN_001">
            <text:p>REG_PLF308_EXOGTN_001</text:p>
          </table:table-cell>
          <table:table-cell table:style-name="ce50" office:value-type="string">
            <text:p>Check when move node in navigation</text:p>
          </table:table-cell>
          <table:table-cell office:value-type="string">
            <text:p>Step 1: Add 3 node for navigation</text:p>
          </table:table-cell>
          <table:table-cell table:style-name="ce163" office:value-type="string">
            <text:p>- Login by root</text:p>
            <text:p>- Go to Navigation of portal or group</text:p>
            <text:p>- Add 3 node page ( test1(first level)/test2(second level)/test3(third level) </text:p>
            <text:p/>
          </table:table-cell>
          <table:table-cell table:style-name="ce166" office:value-type="string">
            <text:p>- Add new node successfully</text:p>
          </table:table-cell>
          <table:table-cell office:value-type="string">
            <text:p>High</text:p>
          </table:table-cell>
          <table:table-cell table:style-name="ce58" office:value-type="string">
            <text:p>CCP_1155</text:p>
            <text:p>EEXOGTN-905</text:p>
          </table:table-cell>
          <table:table-cell table:style-name="ce135" office:value-type="string">
            <text:p>Problem when moving nodes of navigation</text:p>
          </table:table-cell>
          <table:table-cell table:style-name="Default" table:number-columns-repeated="245"/>
        </table:table-row>
        <table:table-row table:style-name="ro22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REG_PLF308_EXOGTN_0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formula="of:=[.B8]" office:value-type="string" office:string-value="REG_PLF308_EXOGTN_001">
            <text:p>REG_PLF308_EXOGTN_001</text:p>
          </table:table-cell>
          <table:table-cell table:style-name="ce132" office:value-type="string">
            <text:p>Check when move node in navigation</text:p>
          </table:table-cell>
          <table:table-cell office:value-type="string">
            <text:p>Step 2: Cut/Paste Node</text:p>
          </table:table-cell>
          <table:table-cell table:style-name="ce164" office:value-type="string">
            <text:p>- Choose Node ( test 2) and right click, choose Cut</text:p>
            <text:p>- paste the node "test2" At the top level ( same with level of <text:s/>'test1') </text:p>
          </table:table-cell>
          <table:table-cell office:value-type="string">
            <text:p>- The node ( test2) is moved to new plac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REG_PLF308_EXOGTN_0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formula="of:=[.B9]" office:value-type="string" office:string-value="REG_PLF308_EXOGTN_001">
            <text:p>REG_PLF308_EXOGTN_001</text:p>
          </table:table-cell>
          <table:table-cell table:style-name="ce132" office:value-type="string">
            <text:p>Check when move node in navigation</text:p>
          </table:table-cell>
          <table:table-cell office:value-type="string">
            <text:p>Step 3:Check the URI of node ( test3) after move node</text:p>
          </table:table-cell>
          <table:table-cell office:value-type="string">
            <text:p>- Select node ( test3) and right click , choose Edit this node</text:p>
          </table:table-cell>
          <table:table-cell office:value-type="string">
            <text:p>- URI of test3 page when editing the node is "test2/test3"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REG_PLF308_EXOGTN_002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formula="of:=[.B10]" office:value-type="string" office:string-value="REG_PLF308_EXOGTN_002">
            <text:p>REG_PLF308_EXOGTN_002</text:p>
          </table:table-cell>
          <table:table-cell table:style-name="ce119" office:value-type="string">
            <text:p>Check modify an english label in the Application registry</text:p>
          </table:table-cell>
          <table:table-cell office:value-type="string">
            <text:p>Step 1: Check modify label</text:p>
          </table:table-cell>
          <table:table-cell office:value-type="string">
            <text:p>- Access to My Groups -&gt; Portal Administration -&gt; Applications Registry</text:p>
            <text:p>- Select any Category in the left side</text:p>
          </table:table-cell>
          <table:table-cell office:value-type="string">
            <text:p>- we found at the bottom of the right side the following sentence: "These are the default access permissions when using this component."</text:p>
          </table:table-cell>
          <table:table-cell table:style-name="ce124" office:value-type="string">
            <text:p>Medium</text:p>
          </table:table-cell>
          <table:table-cell table:style-name="ce58" office:value-type="string">
            <text:p>CCP_1158</text:p>
            <text:p>EXOGTN-906</text:p>
          </table:table-cell>
          <table:table-cell office:value-type="string">
            <text:p>Modification of English labels in Application registry</text:p>
          </table:table-cell>
          <table:table-cell table:style-name="ce124"/>
          <table:table-cell table:number-columns-repeated="244"/>
        </table:table-row>
        <table:table-row table:style-name="ro1">
          <table:table-cell table:number-columns-repeated="4"/>
          <table:table-cell table:style-name="ce136"/>
          <table:table-cell table:number-columns-repeated="251"/>
        </table:table-row>
        <table:table-row table:style-name="ro1">
          <table:table-cell table:number-columns-repeated="4"/>
          <table:table-cell table:style-name="ce50"/>
          <table:table-cell table:number-columns-repeated="4"/>
          <table:table-cell table:style-name="ce58"/>
          <table:table-cell table:number-columns-repeated="246"/>
        </table:table-row>
        <table:table-row table:style-name="ro1">
          <table:table-cell table:number-columns-repeated="4"/>
          <table:table-cell table:style-name="ce135"/>
          <table:table-cell table:number-columns-repeated="251"/>
        </table:table-row>
        <table:table-row table:style-name="ro1">
          <table:table-cell table:number-columns-repeated="4"/>
          <table:table-cell table:style-name="ce52"/>
          <table:table-cell table:style-name="ce60" table:number-columns-repeated="3"/>
          <table:table-cell/>
          <table:table-cell table:style-name="ce52"/>
          <table:table-cell table:number-columns-repeated="246"/>
        </table:table-row>
        <table:table-row table:style-name="ro1" table:number-rows-repeated="2">
          <table:table-cell table:number-columns-repeated="4"/>
          <table:table-cell table:style-name="ce137"/>
          <table:table-cell table:number-columns-repeated="251"/>
        </table:table-row>
        <table:table-row table:style-name="ro1">
          <table:table-cell table:number-columns-repeated="4"/>
          <table:table-cell table:style-name="ce53"/>
          <table:table-cell table:number-columns-repeated="4"/>
          <table:table-cell table:style-name="ce52"/>
          <table:table-cell table:style-name="ce173"/>
          <table:table-cell table:number-columns-repeated="245"/>
        </table:table-row>
        <table:table-row table:style-name="ro1">
          <table:table-cell table:number-columns-repeated="4"/>
          <table:table-cell table:style-name="ce54"/>
          <table:table-cell table:number-columns-repeated="4"/>
          <table:table-cell table:style-name="ce52"/>
          <table:table-cell table:number-columns-repeated="246"/>
        </table:table-row>
        <table:table-row table:style-name="ro1" table:number-rows-repeated="2">
          <table:table-cell table:number-columns-repeated="4"/>
          <table:table-cell table:style-name="ce59"/>
          <table:table-cell table:number-columns-repeated="251"/>
        </table:table-row>
        <table:table-row table:style-name="ro1" table:number-rows-repeated="8">
          <table:table-cell table:style-name="ce99"/>
          <table:table-cell table:style-name="ce59"/>
          <table:table-cell table:style-name="ce99"/>
          <table:table-cell table:style-name="ce59" table:number-columns-repeated="2"/>
          <table:table-cell table:number-columns-repeated="251"/>
        </table:table-row>
        <table:table-row table:style-name="ro1" table:number-rows-repeated="10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51"/>
        </table:table-row>
      </table:table>
      <table:table table:name="Bugs_v3_1_13" table:style-name="ta1" table:print="false">
        <table:table-column table:style-name="co8" table:default-cell-style-name="ce99"/>
        <table:table-column table:style-name="co30" table:default-cell-style-name="ce43"/>
        <table:table-column table:style-name="co8" table:default-cell-style-name="ce129"/>
        <table:table-column table:style-name="co31" table:default-cell-style-name="ce43"/>
        <table:table-column table:style-name="co9" table:default-cell-style-name="Default"/>
        <table:table-column table:style-name="co9" table:number-columns-repeated="3" table:default-cell-style-name="ce59"/>
        <table:table-column table:style-name="co8" table:default-cell-style-name="ce59"/>
        <table:table-column table:style-name="co8" table:default-cell-style-name="Default"/>
        <table:table-column table:style-name="co8" table:number-columns-repeated="246" table:default-cell-style-name="ce59"/>
        <table:table-row table:style-name="ro1">
          <table:table-cell/>
          <table:table-cell table:style-name="ce103" office:value-type="string">
            <text:p>TEST CASES</text:p>
          </table:table-cell>
          <table:table-cell table:style-name="ce109"/>
          <table:table-cell table:style-name="ce104" table:number-columns-repeated="2"/>
          <table:table-cell/>
          <table:table-cell table:style-name="ce104" table:number-columns-repeated="3"/>
          <table:table-cell table:style-name="ce167"/>
          <table:table-cell table:style-name="ce104"/>
          <table:table-cell table:style-name="ce169" office:value-type="string">
            <text:p>Passed</text:p>
          </table:table-cell>
          <table:table-cell table:style-name="ce169" table:formula="of:=COUNTIF([.L$7:.L$973];[.$L1])" office:value-type="float" office:value="0">
            <text:p>0</text:p>
          </table:table-cell>
          <table:table-cell table:style-name="ce169" table:formula="of:=COUNTIF([.M$7:.M$973];[.$L1])" office:value-type="float" office:value="0">
            <text:p>0</text:p>
          </table:table-cell>
          <table:table-cell table:style-name="ce169" table:formula="of:=COUNTIF([.N$7:.N$973];[.$L1])" office:value-type="float" office:value="0">
            <text:p>0</text:p>
          </table:table-cell>
          <table:table-cell table:style-name="ce169" table:formula="of:=COUNTIF([.O$7:.O$973];[.$L1])" office:value-type="float" office:value="0">
            <text:p>0</text:p>
          </table:table-cell>
          <table:table-cell table:style-name="ce167" table:number-columns-repeated="214"/>
          <table:table-cell table:style-name="Default" table:number-columns-repeated="26"/>
        </table:table-row>
        <table:table-row table:style-name="ro1">
          <table:table-cell/>
          <table:table-cell table:style-name="ce104"/>
          <table:table-cell table:style-name="ce110"/>
          <table:table-cell table:style-name="ce104" table:number-columns-repeated="2"/>
          <table:table-cell/>
          <table:table-cell table:style-name="ce104" table:number-columns-repeated="3"/>
          <table:table-cell/>
          <table:table-cell table:style-name="ce104"/>
          <table:table-cell table:style-name="ce169" office:value-type="string">
            <text:p>Failed</text:p>
          </table:table-cell>
          <table:table-cell table:style-name="ce169" table:formula="of:=COUNTIF([.L$7:.L$973];[.$L2])" office:value-type="float" office:value="0">
            <text:p>0</text:p>
          </table:table-cell>
          <table:table-cell table:style-name="ce169" table:formula="of:=COUNTIF([.M$7:.M$973];[.$L2])" office:value-type="float" office:value="0">
            <text:p>0</text:p>
          </table:table-cell>
          <table:table-cell table:style-name="ce169" table:formula="of:=COUNTIF([.N$7:.N$973];[.$L2])" office:value-type="float" office:value="0">
            <text:p>0</text:p>
          </table:table-cell>
          <table:table-cell table:style-name="ce169" table:formula="of:=COUNTIF([.O$7:.O$973];[.$L2])" office:value-type="float" office:value="0">
            <text:p>0</text:p>
          </table:table-cell>
          <table:table-cell table:style-name="ce167" table:number-columns-repeated="214"/>
          <table:table-cell table:style-name="Default" table:number-columns-repeated="26"/>
        </table:table-row>
        <table:table-row table:style-name="ro15">
          <table:table-cell/>
          <table:table-cell table:style-name="ce105" office:value-type="string">
            <text:p>Function List Code:</text:p>
          </table:table-cell>
          <table:table-cell table:style-name="ce111" office:value-type="string" table:number-columns-spanned="3" table:number-rows-spanned="1">
            <text:p>Bugs on GTN 3.1.13 for regression test</text:p>
          </table:table-cell>
          <table:covered-table-cell table:style-name="ce131"/>
          <table:covered-table-cell table:style-name="ce134"/>
          <table:table-cell/>
          <table:table-cell table:style-name="ce162"/>
          <table:table-cell table:style-name="ce165" table:number-columns-repeated="2"/>
          <table:table-cell/>
          <table:table-cell table:style-name="ce165"/>
          <table:table-cell table:style-name="ce169" office:value-type="string">
            <text:p>Blocked</text:p>
          </table:table-cell>
          <table:table-cell table:style-name="ce169" table:formula="of:=COUNTIF([.L$7:.L$973];[.$L3])" office:value-type="float" office:value="0">
            <text:p>0</text:p>
          </table:table-cell>
          <table:table-cell table:style-name="ce169" table:formula="of:=COUNTIF([.M$7:.M$973];[.$L3])" office:value-type="float" office:value="0">
            <text:p>0</text:p>
          </table:table-cell>
          <table:table-cell table:style-name="ce169" table:formula="of:=COUNTIF([.N$7:.N$973];[.$L3])" office:value-type="float" office:value="0">
            <text:p>0</text:p>
          </table:table-cell>
          <table:table-cell table:style-name="ce169" table:formula="of:=COUNTIF([.O$7:.O$973];[.$L3])" office:value-type="float" office:value="0">
            <text:p>0</text:p>
          </table:table-cell>
          <table:table-cell table:style-name="ce167" table:number-columns-repeated="214"/>
          <table:table-cell table:style-name="Default" table:number-columns-repeated="26"/>
        </table:table-row>
        <table:table-row table:style-name="ro7">
          <table:table-cell/>
          <table:table-cell table:style-name="ce105" office:value-type="string">
            <text:p>Total Main Cases:</text:p>
          </table:table-cell>
          <table:table-cell table:style-name="ce112" table:formula="of:=MAX([.A7:.A956])" office:value-type="float" office:value="2" table:number-columns-spanned="3" table:number-rows-spanned="1">
            <text:p>2</text:p>
          </table:table-cell>
          <table:covered-table-cell table:style-name="ce131"/>
          <table:covered-table-cell table:style-name="ce134"/>
          <table:table-cell/>
          <table:table-cell table:style-name="ce162"/>
          <table:table-cell table:style-name="ce165" table:number-columns-repeated="2"/>
          <table:table-cell/>
          <table:table-cell table:style-name="ce165"/>
          <table:table-cell table:style-name="ce167" office:value-type="string">
            <text:p>Untested</text:p>
          </table:table-cell>
          <table:table-cell table:style-name="ce169" table:formula="of:=COUNTIF([.L$7:.L$973];[.$L4])" office:value-type="float" office:value="0">
            <text:p>0</text:p>
          </table:table-cell>
          <table:table-cell table:style-name="ce169" table:formula="of:=COUNTIF([.M$7:.M$973];[.$L4])" office:value-type="float" office:value="0">
            <text:p>0</text:p>
          </table:table-cell>
          <table:table-cell table:style-name="ce169" table:formula="of:=COUNTIF([.N$7:.N$973];[.$L4])" office:value-type="float" office:value="0">
            <text:p>0</text:p>
          </table:table-cell>
          <table:table-cell table:style-name="ce169" table:formula="of:=COUNTIF([.O$7:.O$973];[.$L4])" office:value-type="float" office:value="0">
            <text:p>0</text:p>
          </table:table-cell>
          <table:table-cell table:style-name="ce167" table:number-columns-repeated="214"/>
          <table:table-cell table:style-name="Default" table:number-columns-repeated="26"/>
        </table:table-row>
        <table:table-row table:style-name="ro1">
          <table:table-cell/>
          <table:table-cell table:style-name="ce106"/>
          <table:table-cell table:style-name="ce99"/>
          <table:table-cell table:style-name="ce133" table:number-columns-repeated="2"/>
          <table:table-cell table:style-name="ce133" office:value-type="string">
            <text:p><text:s/></text:p>
          </table:table-cell>
          <table:table-cell table:style-name="ce133" table:number-columns-repeated="3"/>
          <table:table-cell/>
          <table:table-cell table:style-name="ce133"/>
          <table:table-cell table:style-name="Default" office:value-type="string">
            <text:p>N/A</text:p>
          </table:table-cell>
          <table:table-cell table:style-name="ce169" table:formula="of:=COUNTIF([.L$7:.L$973];[.$L5])" office:value-type="float" office:value="0">
            <text:p>0</text:p>
          </table:table-cell>
          <table:table-cell table:style-name="ce169" table:formula="of:=COUNTIF([.M$7:.M$973];[.$L5])" office:value-type="float" office:value="0">
            <text:p>0</text:p>
          </table:table-cell>
          <table:table-cell table:style-name="ce169" table:formula="of:=COUNTIF([.N$7:.N$973];[.$L5])" office:value-type="float" office:value="0">
            <text:p>0</text:p>
          </table:table-cell>
          <table:table-cell table:style-name="ce169" table:formula="of:=COUNTIF([.O$7:.O$973];[.$L5])" office:value-type="float" office:value="0">
            <text:p>0</text:p>
          </table:table-cell>
          <table:table-cell table:style-name="Default" table:number-columns-repeated="240"/>
        </table:table-row>
        <table:table-row table:style-name="ro7">
          <table:table-cell table:style-name="ce10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Link</text:p>
          </table:table-cell>
          <table:table-cell table:style-name="ce107" office:value-type="string">
            <text:p>Bug description</text:p>
          </table:table-cell>
          <table:table-cell table:style-name="ce107" office:value-type="string">
            <text:p>Tester</text:p>
          </table:table-cell>
          <table:table-cell table:style-name="ce170" office:value-type="string">
            <text:p>IE7</text:p>
          </table:table-cell>
          <table:table-cell table:style-name="ce170" office:value-type="string">
            <text:p>FireFox3.5</text:p>
          </table:table-cell>
          <table:table-cell table:style-name="ce170" office:value-type="string">
            <text:p>Comment/Bug</text:p>
          </table:table-cell>
          <table:table-cell table:style-name="ce170" table:number-columns-repeated="4"/>
          <table:table-cell table:style-name="ce162" table:number-columns-repeated="211"/>
          <table:table-cell table:style-name="ce133" table:number-columns-repeated="26"/>
        </table:table-row>
        <table:table-row table:style-name="ro26">
          <table:table-cell table:style-name="ce101" office:value-type="float" office:value="1">
            <text:p>001</text:p>
          </table:table-cell>
          <table:table-cell office:value-type="string">
            <text:p>REG_PLF309_EXOGTN_001</text:p>
          </table:table-cell>
          <table:table-cell office:value-type="float" office:value="1">
            <text:p>001</text:p>
          </table:table-cell>
          <table:table-cell table:formula="of:=[.B7]" office:value-type="string" office:string-value="REG_PLF309_EXOGTN_001">
            <text:p>REG_PLF309_EXOGTN_001</text:p>
          </table:table-cell>
          <table:table-cell table:style-name="ce50" office:value-type="string">
            <text:p>Check Drop-down box's for the membership </text:p>
          </table:table-cell>
          <table:table-cell office:value-type="string">
            <text:p>Step 1: Check Drop-down box's for the membership </text:p>
          </table:table-cell>
          <table:table-cell table:style-name="ce163" office:value-type="string">
            <text:p>- Login by root</text:p>
            <text:p>- Go to the menu Manage users and groups</text:p>
            <text:p>- Go to Group Management</text:p>
            <text:p><text:span text:style-name="T4">- Select the </text:span><text:span text:style-name="T4">drop-down </text:span><text:span text:style-name="T4">box of </text:span><text:span text:style-name="T4">membership </text:span><text:span text:style-name="T4">type</text:span></text:p>
            <text:p/>
          </table:table-cell>
          <table:table-cell table:style-name="ce174" office:value-type="string">
            <text:p><text:span text:style-name="T5">The </text:span><text:span text:style-name="T5">membership </text:span><text:span text:style-name="T5">types are in </text:span><text:span text:style-name="T5">alphabet </text:span><text:span text:style-name="T5">order and "*" </text:span><text:span text:style-name="T5">at first </text:span><text:span text:style-name="T5">position in list </text:span></text:p>
            <text:p><text:span text:style-name="T5"/></text:p>
          </table:table-cell>
          <table:table-cell office:value-type="string">
            <text:p>Low</text:p>
          </table:table-cell>
          <table:table-cell table:style-name="ce58" office:value-type="string">
            <text:p>CCP_1155</text:p>
            <text:p>EEXOGTN-695</text:p>
          </table:table-cell>
          <table:table-cell table:style-name="ce135" office:value-type="string">
            <text:p>Drop-down box's for the membership not in order</text:p>
          </table:table-cell>
          <table:table-cell table:style-name="Default" table:number-columns-repeated="245"/>
        </table:table-row>
        <table:table-row table:style-name="ro26">
          <table:table-cell table:style-name="ce101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REG_PLF309_EXOGTN_0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formula="of:=[.B8]" office:value-type="string" office:string-value="REG_PLF309_EXOGTN_002">
            <text:p>REG_PLF309_EXOGTN_002</text:p>
          </table:table-cell>
          <table:table-cell table:style-name="ce50" office:value-type="string">
            <text:p>Check Login URL can be used to redirect to external sites</text:p>
          </table:table-cell>
          <table:table-cell office:value-type="string">
            <text:p>Step 1: Check Login URL can be used to redirect to external sites</text:p>
          </table:table-cell>
          <table:table-cell table:style-name="ce164" office:value-type="string">
            <text:p>- Input URL: http://localhost:8080/portal/login?username=gtn&amp;password=gtn&amp;initialURI=http://www.google.com</text:p>
            <text:p>- Click enter</text:p>
          </table:table-cell>
          <table:table-cell office:value-type="string">
            <text:p>- It redirect to default page</text:p>
          </table:table-cell>
          <table:table-cell office:value-type="string">
            <text:p>Medium</text:p>
          </table:table-cell>
          <table:table-cell table:style-name="ce58" office:value-type="string">
            <text:p>CCP_1281</text:p>
            <text:p>EEXOGTN-944</text:p>
          </table:table-cell>
          <table:table-cell office:value-type="string">
            <text:p>Login URL can be used to redirect to external sites</text:p>
          </table:table-cell>
          <table:table-cell table:number-columns-repeated="245"/>
        </table:table-row>
        <table:table-row table:style-name="ro1">
          <table:table-cell table:style-name="ce101"/>
          <table:table-cell table:number-columns-repeated="3"/>
          <table:table-cell table:style-name="ce136"/>
          <table:table-cell table:number-columns-repeated="4"/>
          <table:table-cell table:style-name="ce59"/>
          <table:table-cell table:number-columns-repeated="246"/>
        </table:table-row>
        <table:table-row table:style-name="ro1">
          <table:table-cell table:style-name="ce101"/>
          <table:table-cell table:number-columns-repeated="3"/>
          <table:table-cell table:style-name="ce50"/>
          <table:table-cell table:number-columns-repeated="4"/>
          <table:table-cell table:style-name="ce58"/>
          <table:table-cell table:number-columns-repeated="246"/>
        </table:table-row>
        <table:table-row table:style-name="ro1">
          <table:table-cell table:style-name="ce101"/>
          <table:table-cell table:number-columns-repeated="3"/>
          <table:table-cell table:style-name="ce135"/>
          <table:table-cell table:number-columns-repeated="4"/>
          <table:table-cell table:style-name="ce59"/>
          <table:table-cell table:number-columns-repeated="246"/>
        </table:table-row>
        <table:table-row table:style-name="ro1">
          <table:table-cell table:style-name="ce101"/>
          <table:table-cell table:number-columns-repeated="3"/>
          <table:table-cell table:style-name="ce52"/>
          <table:table-cell table:style-name="ce60" table:number-columns-repeated="3"/>
          <table:table-cell/>
          <table:table-cell table:style-name="ce52"/>
          <table:table-cell table:number-columns-repeated="246"/>
        </table:table-row>
        <table:table-row table:style-name="ro1" table:number-rows-repeated="2">
          <table:table-cell table:style-name="ce101"/>
          <table:table-cell table:number-columns-repeated="3"/>
          <table:table-cell table:style-name="ce137"/>
          <table:table-cell table:number-columns-repeated="4"/>
          <table:table-cell table:style-name="ce59"/>
          <table:table-cell table:number-columns-repeated="246"/>
        </table:table-row>
        <table:table-row table:style-name="ro1">
          <table:table-cell table:style-name="ce101"/>
          <table:table-cell table:number-columns-repeated="3"/>
          <table:table-cell table:style-name="ce53"/>
          <table:table-cell table:number-columns-repeated="4"/>
          <table:table-cell table:style-name="ce52"/>
          <table:table-cell table:style-name="ce173"/>
          <table:table-cell table:number-columns-repeated="245"/>
        </table:table-row>
        <table:table-row table:style-name="ro1">
          <table:table-cell table:style-name="ce101"/>
          <table:table-cell table:number-columns-repeated="3"/>
          <table:table-cell table:style-name="ce54"/>
          <table:table-cell table:number-columns-repeated="4"/>
          <table:table-cell table:style-name="ce52"/>
          <table:table-cell table:number-columns-repeated="246"/>
        </table:table-row>
        <table:table-row table:style-name="ro1" table:number-rows-repeated="2">
          <table:table-cell table:style-name="ce101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246"/>
        </table:table-row>
        <table:table-row table:style-name="ro1" table:number-rows-repeated="8">
          <table:table-cell/>
          <table:table-cell table:style-name="ce59"/>
          <table:table-cell table:style-name="ce99"/>
          <table:table-cell table:style-name="ce59" table:number-columns-repeated="2"/>
          <table:table-cell table:number-columns-repeated="4"/>
          <table:table-cell table:style-name="ce59"/>
          <table:table-cell table:number-columns-repeated="246"/>
        </table:table-row>
        <table:table-row table:style-name="ro1" table:number-rows-repeated="10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246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246"/>
        </table:table-row>
      </table:table>
      <table:table table:name="Bugs_v3_1_14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number-columns-repeated="4" table:default-cell-style-name="Default"/>
        <table:table-column table:style-name="co8" table:number-columns-repeated="6" table:default-cell-style-name="Default"/>
        <table:table-column table:style-name="co32" table:default-cell-style-name="Default"/>
        <table:table-column table:style-name="co8" table:number-columns-repeated="241" table:default-cell-style-name="Default"/>
        <table:table-row table:style-name="ro1">
          <table:table-cell table:style-name="ce99"/>
          <table:table-cell table:style-name="ce103" office:value-type="string">
            <text:p>TEST CASES</text:p>
          </table:table-cell>
          <table:table-cell table:style-name="ce109"/>
          <table:table-cell table:style-name="ce104" table:number-columns-repeated="2"/>
          <table:table-cell table:style-name="ce59"/>
          <table:table-cell table:style-name="ce104" table:number-columns-repeated="3"/>
          <table:table-cell table:style-name="ce167"/>
          <table:table-cell table:style-name="ce104"/>
          <table:table-cell table:style-name="ce169" office:value-type="string">
            <text:p>Passed</text:p>
          </table:table-cell>
          <table:table-cell table:style-name="ce169" table:formula="of:=COUNTIF([.L$7:.L$969];[.$L1])" office:value-type="float" office:value="0">
            <text:p>0</text:p>
          </table:table-cell>
          <table:table-cell table:style-name="ce169" table:formula="of:=COUNTIF([.M$7:.M$969];[.$L1])" office:value-type="float" office:value="1">
            <text:p>1</text:p>
          </table:table-cell>
          <table:table-cell table:style-name="ce169" table:formula="of:=COUNTIF([.N$7:.N$969];[.$L1])" office:value-type="float" office:value="1">
            <text:p>1</text:p>
          </table:table-cell>
          <table:table-cell table:style-name="ce169" table:formula="of:=COUNTIF([.O$7:.O$969];[.$L1])" office:value-type="float" office:value="0">
            <text:p>0</text:p>
          </table:table-cell>
          <table:table-cell table:style-name="ce167" table:number-columns-repeated="214"/>
          <table:table-cell table:number-columns-repeated="26"/>
        </table:table-row>
        <table:table-row table:style-name="ro1">
          <table:table-cell table:style-name="ce99"/>
          <table:table-cell table:style-name="ce104"/>
          <table:table-cell table:style-name="ce110"/>
          <table:table-cell table:style-name="ce104" table:number-columns-repeated="2"/>
          <table:table-cell table:style-name="ce59"/>
          <table:table-cell table:style-name="ce104" table:number-columns-repeated="3"/>
          <table:table-cell/>
          <table:table-cell table:style-name="ce104"/>
          <table:table-cell table:style-name="ce169" office:value-type="string">
            <text:p>Failed</text:p>
          </table:table-cell>
          <table:table-cell table:style-name="ce169" table:formula="of:=COUNTIF([.L$7:.L$969];[.$L2])" office:value-type="float" office:value="0">
            <text:p>0</text:p>
          </table:table-cell>
          <table:table-cell table:style-name="ce169" table:formula="of:=COUNTIF([.M$7:.M$969];[.$L2])" office:value-type="float" office:value="0">
            <text:p>0</text:p>
          </table:table-cell>
          <table:table-cell table:style-name="ce169" table:formula="of:=COUNTIF([.N$7:.N$969];[.$L2])" office:value-type="float" office:value="0">
            <text:p>0</text:p>
          </table:table-cell>
          <table:table-cell table:style-name="ce169" table:formula="of:=COUNTIF([.O$7:.O$969];[.$L2])" office:value-type="float" office:value="0">
            <text:p>0</text:p>
          </table:table-cell>
          <table:table-cell table:style-name="ce167" table:number-columns-repeated="214"/>
          <table:table-cell table:number-columns-repeated="26"/>
        </table:table-row>
        <table:table-row table:style-name="ro15">
          <table:table-cell table:style-name="ce99"/>
          <table:table-cell table:style-name="ce105" office:value-type="string">
            <text:p>Function List Code:</text:p>
          </table:table-cell>
          <table:table-cell table:style-name="ce111" office:value-type="string" table:number-columns-spanned="3" table:number-rows-spanned="1">
            <text:p>Bugs on GTN 3.1.14 for regression test</text:p>
          </table:table-cell>
          <table:covered-table-cell table:style-name="ce131"/>
          <table:covered-table-cell table:style-name="ce134"/>
          <table:table-cell table:style-name="ce59"/>
          <table:table-cell table:style-name="ce162"/>
          <table:table-cell table:style-name="ce165" table:number-columns-repeated="2"/>
          <table:table-cell/>
          <table:table-cell table:style-name="ce165"/>
          <table:table-cell table:style-name="ce169" office:value-type="string">
            <text:p>Blocked</text:p>
          </table:table-cell>
          <table:table-cell table:style-name="ce169" table:formula="of:=COUNTIF([.L$7:.L$969];[.$L3])" office:value-type="float" office:value="0">
            <text:p>0</text:p>
          </table:table-cell>
          <table:table-cell table:style-name="ce169" table:formula="of:=COUNTIF([.M$7:.M$969];[.$L3])" office:value-type="float" office:value="0">
            <text:p>0</text:p>
          </table:table-cell>
          <table:table-cell table:style-name="ce169" table:formula="of:=COUNTIF([.N$7:.N$969];[.$L3])" office:value-type="float" office:value="0">
            <text:p>0</text:p>
          </table:table-cell>
          <table:table-cell table:style-name="ce169" table:formula="of:=COUNTIF([.O$7:.O$969];[.$L3])" office:value-type="float" office:value="0">
            <text:p>0</text:p>
          </table:table-cell>
          <table:table-cell table:style-name="ce167" table:number-columns-repeated="214"/>
          <table:table-cell table:number-columns-repeated="26"/>
        </table:table-row>
        <table:table-row table:style-name="ro7">
          <table:table-cell table:style-name="ce99"/>
          <table:table-cell table:style-name="ce105" office:value-type="string">
            <text:p>Total Main Cases:</text:p>
          </table:table-cell>
          <table:table-cell table:style-name="ce112" table:formula="of:=MAX([.A7:.A952])" office:value-type="float" office:value="1" table:number-columns-spanned="3" table:number-rows-spanned="1">
            <text:p>1</text:p>
          </table:table-cell>
          <table:covered-table-cell table:style-name="ce131"/>
          <table:covered-table-cell table:style-name="ce134"/>
          <table:table-cell table:style-name="ce59"/>
          <table:table-cell table:style-name="ce162"/>
          <table:table-cell table:style-name="ce165" table:number-columns-repeated="2"/>
          <table:table-cell/>
          <table:table-cell table:style-name="ce165"/>
          <table:table-cell table:style-name="ce167" office:value-type="string">
            <text:p>Untested</text:p>
          </table:table-cell>
          <table:table-cell table:style-name="ce169" table:formula="of:=COUNTIF([.L$7:.L$969];[.$L4])" office:value-type="float" office:value="0">
            <text:p>0</text:p>
          </table:table-cell>
          <table:table-cell table:style-name="ce169" table:formula="of:=COUNTIF([.M$7:.M$969];[.$L4])" office:value-type="float" office:value="0">
            <text:p>0</text:p>
          </table:table-cell>
          <table:table-cell table:style-name="ce169" table:formula="of:=COUNTIF([.N$7:.N$969];[.$L4])" office:value-type="float" office:value="0">
            <text:p>0</text:p>
          </table:table-cell>
          <table:table-cell table:style-name="ce169" table:formula="of:=COUNTIF([.O$7:.O$969];[.$L4])" office:value-type="float" office:value="0">
            <text:p>0</text:p>
          </table:table-cell>
          <table:table-cell table:style-name="ce167" table:number-columns-repeated="214"/>
          <table:table-cell table:number-columns-repeated="26"/>
        </table:table-row>
        <table:table-row table:style-name="ro1">
          <table:table-cell table:style-name="ce99"/>
          <table:table-cell table:style-name="ce106"/>
          <table:table-cell table:style-name="ce99"/>
          <table:table-cell table:style-name="ce133" table:number-columns-repeated="2"/>
          <table:table-cell table:style-name="ce133" office:value-type="string">
            <text:p><text:s/></text:p>
          </table:table-cell>
          <table:table-cell table:style-name="ce133" table:number-columns-repeated="3"/>
          <table:table-cell/>
          <table:table-cell table:style-name="ce133"/>
          <table:table-cell office:value-type="string">
            <text:p>N/A</text:p>
          </table:table-cell>
          <table:table-cell table:style-name="ce169" table:formula="of:=COUNTIF([.L$7:.L$969];[.$L5])" office:value-type="float" office:value="0">
            <text:p>0</text:p>
          </table:table-cell>
          <table:table-cell table:style-name="ce169" table:formula="of:=COUNTIF([.M$7:.M$969];[.$L5])" office:value-type="float" office:value="0">
            <text:p>0</text:p>
          </table:table-cell>
          <table:table-cell table:style-name="ce169" table:formula="of:=COUNTIF([.N$7:.N$969];[.$L5])" office:value-type="float" office:value="0">
            <text:p>0</text:p>
          </table:table-cell>
          <table:table-cell table:style-name="ce169" table:formula="of:=COUNTIF([.O$7:.O$969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0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Link</text:p>
          </table:table-cell>
          <table:table-cell table:style-name="ce107" office:value-type="string">
            <text:p>Bug description</text:p>
          </table:table-cell>
          <table:table-cell table:style-name="ce107" office:value-type="string">
            <text:p>Tester</text:p>
          </table:table-cell>
          <table:table-cell table:style-name="ce107" office:value-type="string">
            <text:p>IE7</text:p>
          </table:table-cell>
          <table:table-cell table:style-name="ce107" office:value-type="string">
            <text:p>FireFox3.5</text:p>
          </table:table-cell>
          <table:table-cell table:style-name="ce107" office:value-type="string">
            <text:p>Comment/Bug</text:p>
          </table:table-cell>
          <table:table-cell table:style-name="ce170" table:number-columns-repeated="4"/>
          <table:table-cell table:style-name="ce162" table:number-columns-repeated="211"/>
          <table:table-cell table:style-name="ce133" table:number-columns-repeated="26"/>
        </table:table-row>
        <table:table-row table:style-name="ro24">
          <table:table-cell table:style-name="ce101" office:value-type="float" office:value="1">
            <text:p>001</text:p>
          </table:table-cell>
          <table:table-cell table:style-name="ce43" office:value-type="string">
            <text:p>REG_PLF3010_EXOGTN_004</text:p>
          </table:table-cell>
          <table:table-cell table:style-name="ce101" office:value-type="float" office:value="1">
            <text:p>001</text:p>
          </table:table-cell>
          <table:table-cell table:style-name="ce43" table:formula="of:=[.B7]" office:value-type="string" office:string-value="REG_PLF3010_EXOGTN_004">
            <text:p>REG_PLF3010_EXOGTN_004</text:p>
          </table:table-cell>
          <table:table-cell table:style-name="ce50" office:value-type="string">
            <text:p>Check list of site in menu</text:p>
          </table:table-cell>
          <table:table-cell table:style-name="ce59" office:value-type="string">
            <text:p>Step 1: Check list of site in menu</text:p>
          </table:table-cell>
          <table:table-cell table:style-name="ce59" office:value-type="string">
            <text:p>- Login by admin</text:p>
            <text:p>- Go to Site → Add New Portal</text:p>
            <text:p>( add 12 portal)</text:p>
          </table:table-cell>
          <table:table-cell table:style-name="ce59" office:value-type="string">
            <text:p>The menu bar displays 12 portal and the sites are not duplicated.</text:p>
          </table:table-cell>
          <table:table-cell table:style-name="ce59" office:value-type="string">
            <text:p>High</text:p>
          </table:table-cell>
          <table:table-cell table:style-name="ce50" office:value-type="string">
            <text:p>EXOGTN-1215</text:p>
            <text:p>CPP-1430</text:p>
          </table:table-cell>
          <table:table-cell table:style-name="ce175" office:value-type="string">
            <text:p>List of sites is duplicated in menu </text:p>
          </table:table-cell>
          <table:table-cell table:style-name="ce59" office:value-type="string">
            <text:p>ha.khuat</text:p>
          </table:table-cell>
          <table:table-cell table:style-name="ce59" office:value-type="string">
            <text:p>Passed</text:p>
          </table:table-cell>
          <table:table-cell table:style-name="ce59" office:value-type="string">
            <text:p>Passed</text:p>
          </table:table-cell>
          <table:table-cell table:style-name="ce59" table:number-columns-repeated="242"/>
        </table:table-row>
        <table:table-row table:style-name="ro1">
          <table:table-cell table:style-name="ce101"/>
          <table:table-cell table:style-name="ce43"/>
          <table:table-cell table:style-name="ce129"/>
          <table:table-cell table:style-name="ce43"/>
          <table:table-cell table:style-name="ce52"/>
          <table:table-cell table:style-name="ce60" table:number-columns-repeated="3"/>
          <table:table-cell table:style-name="ce59"/>
          <table:table-cell table:style-name="ce52"/>
          <table:table-cell table:style-name="ce59" table:number-columns-repeated="246"/>
        </table:table-row>
        <table:table-row table:style-name="ro1" table:number-rows-repeated="2">
          <table:table-cell table:style-name="ce101"/>
          <table:table-cell table:style-name="ce43"/>
          <table:table-cell table:style-name="ce129"/>
          <table:table-cell table:style-name="ce43"/>
          <table:table-cell table:style-name="ce137"/>
          <table:table-cell table:style-name="ce59" table:number-columns-repeated="251"/>
        </table:table-row>
        <table:table-row table:style-name="ro1">
          <table:table-cell table:style-name="ce101"/>
          <table:table-cell table:style-name="ce43"/>
          <table:table-cell table:style-name="ce129"/>
          <table:table-cell table:style-name="ce43"/>
          <table:table-cell table:style-name="ce53"/>
          <table:table-cell table:style-name="ce59" table:number-columns-repeated="4"/>
          <table:table-cell table:style-name="ce52"/>
          <table:table-cell table:style-name="ce173"/>
          <table:table-cell table:style-name="ce59" table:number-columns-repeated="245"/>
        </table:table-row>
        <table:table-row table:style-name="ro1">
          <table:table-cell table:style-name="ce101"/>
          <table:table-cell table:style-name="ce43"/>
          <table:table-cell table:style-name="ce129"/>
          <table:table-cell table:style-name="ce43"/>
          <table:table-cell table:style-name="ce54"/>
          <table:table-cell table:style-name="ce59" table:number-columns-repeated="4"/>
          <table:table-cell table:style-name="ce52"/>
          <table:table-cell table:style-name="ce59" table:number-columns-repeated="246"/>
        </table:table-row>
        <table:table-row table:style-name="ro1" table:number-rows-repeated="2">
          <table:table-cell table:style-name="ce101"/>
          <table:table-cell table:style-name="ce43"/>
          <table:table-cell table:style-name="ce129"/>
          <table:table-cell table:style-name="ce43"/>
          <table:table-cell table:style-name="ce59" table:number-columns-repeated="252"/>
        </table:table-row>
        <table:table-row table:style-name="ro1" table:number-rows-repeated="8">
          <table:table-cell table:style-name="ce99"/>
          <table:table-cell table:style-name="ce59"/>
          <table:table-cell table:style-name="ce99"/>
          <table:table-cell table:style-name="ce59" table:number-columns-repeated="253"/>
        </table:table-row>
        <table:table-row table:style-name="ro1" table:number-rows-repeated="10485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8" table:default-cell-style-name="Default"/>
        <table:table-row table:style-name="ro31">
          <table:table-cell table:style-name="ce138" office:value-type="string" table:number-columns-spanned="4" table:number-rows-spanned="2">
            <text:p>GTN Regression Tests List</text:p>
            <text:p><text:span text:style-name="T7">Based on document version: 3.1.x</text:span></text:p>
          </table:table-cell>
          <table:covered-table-cell table:style-name="ce138"/>
          <table:covered-table-cell table:style-name="ce138"/>
          <table:covered-table-cell table:style-name="ce151"/>
          <table:table-cell table:style-name="ce151"/>
          <table:table-cell table:style-name="ce149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31">
          <table:covered-table-cell table:style-name="ce139"/>
          <table:covered-table-cell table:style-name="ce139"/>
          <table:covered-table-cell table:style-name="ce139"/>
          <table:covered-table-cell table:style-name="ce151"/>
          <table:table-cell table:style-name="ce151"/>
          <table:covered-table-cell table:style-name="ce155"/>
          <table:table-cell table:number-columns-repeated="250"/>
        </table:table-row>
        <table:table-row table:style-name="ro32">
          <table:table-cell table:style-name="ce140" office:value-type="string">
            <text:p>Id</text:p>
          </table:table-cell>
          <table:table-cell table:style-name="ce140" office:value-type="string">
            <text:p>Functional Group</text:p>
          </table:table-cell>
          <table:table-cell table:style-name="ce149" office:value-type="string">
            <text:p>Functionality</text:p>
          </table:table-cell>
          <table:table-cell table:style-name="ce149" office:value-type="string">
            <text:p>Functionality Summary</text:p>
          </table:table-cell>
          <table:table-cell table:style-name="ce149" office:value-type="string">
            <text:p>Product bugID</text:p>
          </table:table-cell>
          <table:covered-table-cell table:style-name="ce149" office:value-type="string">
            <text:p>Total cases</text:p>
          </table:covered-table-cell>
          <table:table-cell table:number-columns-repeated="250"/>
        </table:table-row>
        <table:table-row table:style-name="ro1">
          <table:table-cell table:style-name="ce141" office:value-type="string" table:number-columns-spanned="6" table:number-rows-spanned="1">
            <text:p>Bugs v.3.1.9</text:p>
          </table:table-cell>
          <table:covered-table-cell table:style-name="ce144"/>
          <table:covered-table-cell table:style-name="ce144"/>
          <table:covered-table-cell table:style-name="ce152"/>
          <table:covered-table-cell table:style-name="ce152"/>
          <table:covered-table-cell table:style-name="ce156"/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5_EXOGTN_001</text:p>
          </table:table-cell>
          <table:table-cell table:style-name="ce145" office:value-type="string">
            <text:p>EXOGTN</text:p>
          </table:table-cell>
          <table:table-cell table:style-name="ce145"/>
          <table:table-cell table:style-name="ce50" office:value-type="string">
            <text:p>Check label in Todolist Gadget</text:p>
          </table:table-cell>
          <table:table-cell table:style-name="ce58" office:value-type="string">
            <text:p>EXOGTN-290</text:p>
            <text:p>CPP_827</text:p>
          </table:table-cell>
          <table:table-cell table:style-name="ce157" table:formula="of:=SUMPRODUCT(([Bugs_v3_1_9.B$7:Bugs_v3_1_9.B$931]=[.$A5])*([Bugs_v3_1_9.A$7:Bugs_v3_1_9.A$931]&lt;&gt;&quot;&quot;))" office:value-type="float" office:value="1">
            <text:p>1</text:p>
          </table:table-cell>
          <table:table-cell table:style-name="ce159"/>
          <table:table-cell table:style-name="ce160" table:number-columns-repeated="244"/>
          <table:table-cell table:style-name="ce161" table:number-columns-repeated="5"/>
        </table:table-row>
        <table:table-row table:style-name="ro13">
          <table:table-cell table:style-name="ce43" office:value-type="string">
            <text:p>REG_PLF305_EXOGTN_002</text:p>
          </table:table-cell>
          <table:table-cell table:style-name="ce145" office:value-type="string">
            <text:p>EXOGTN</text:p>
          </table:table-cell>
          <table:table-cell table:style-name="ce144"/>
          <table:table-cell table:style-name="ce119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157" table:formula="of:=SUMPRODUCT(([Bugs_v3_1_9.B$7:Bugs_v3_1_9.B$931]=[.$A6])*([Bugs_v3_1_9.A$7:Bugs_v3_1_9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0</text:p>
          </table:table-cell>
          <table:covered-table-cell table:style-name="ce146"/>
          <table:covered-table-cell table:style-name="ce150"/>
          <table:covered-table-cell table:style-name="ce150"/>
          <table:covered-table-cell table:style-name="ce150"/>
          <table:covered-table-cell table:style-name="ce158"/>
          <table:table-cell table:number-columns-repeated="250"/>
        </table:table-row>
        <table:table-row table:style-name="ro13">
          <table:table-cell table:style-name="ce43" office:value-type="string">
            <text:p>REG_PLF306_EXOGTN_001</text:p>
          </table:table-cell>
          <table:table-cell table:style-name="ce147" office:value-type="string">
            <text:p>EXOGTN</text:p>
          </table:table-cell>
          <table:table-cell table:style-name="ce147"/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157" table:formula="of:=SUMPRODUCT(([Bugs_v3_1_10.B$7:Bugs_v3_1_10.B$931]=[.$A8])*([Bugs_v3_1_10.A$7:Bugs_v3_1_10.A$931]&lt;&gt;&quot;&quot;))" office:value-type="float" office:value="1">
            <text:p>1</text:p>
          </table:table-cell>
          <table:table-cell table:style-name="ce159"/>
          <table:table-cell table:style-name="ce160" table:number-columns-repeated="244"/>
          <table:table-cell table:style-name="ce161" table:number-columns-repeated="5"/>
        </table:table-row>
        <table:table-row table:style-name="ro13">
          <table:table-cell table:style-name="ce43" office:value-type="string">
            <text:p>REG_PLF306_EXOGTN_002</text:p>
          </table:table-cell>
          <table:table-cell table:style-name="ce147" office:value-type="string">
            <text:p>EXOGTN</text:p>
          </table:table-cell>
          <table:table-cell table:style-name="ce144"/>
          <table:table-cell table:style-name="ce119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157" table:formula="of:=SUMPRODUCT(([Bugs_v3_1_10.B$7:Bugs_v3_1_10.B$931]=[.$A9])*([Bugs_v3_1_10.A$7:Bugs_v3_1_10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6_EXOGTN_003</text:p>
          </table:table-cell>
          <table:table-cell table:style-name="ce147" office:value-type="string">
            <text:p>EXOGTN</text:p>
          </table:table-cell>
          <table:table-cell table:style-name="ce144"/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157" table:formula="of:=SUMPRODUCT(([Bugs_v3_1_10.B$7:Bugs_v3_1_10.B$931]=[.$A10])*([Bugs_v3_1_10.A$7:Bugs_v3_1_10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6_EXOGTN_004</text:p>
          </table:table-cell>
          <table:table-cell table:style-name="ce147" office:value-type="string">
            <text:p>EXOGTN</text:p>
          </table:table-cell>
          <table:table-cell table:style-name="ce144"/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157" table:formula="of:=SUMPRODUCT(([Bugs_v3_1_10.B$7:Bugs_v3_1_10.B$931]=[.$A11])*([Bugs_v3_1_10.A$7:Bugs_v3_1_10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1</text:p>
          </table:table-cell>
          <table:covered-table-cell table:number-columns-repeated="5"/>
          <table:table-cell table:number-columns-repeated="250"/>
        </table:table-row>
        <table:table-row table:style-name="ro13">
          <table:table-cell table:style-name="ce43" office:value-type="string">
            <text:p>REG_PLF307_EXOGTN_001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157" table:formula="of:=SUMPRODUCT(([Bugs_v3_1_11.B$7:Bugs_v3_1_11.B$931]=[.$A13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2</text:p>
          </table:table-cell>
          <table:table-cell table:style-name="ce147" office:value-type="string">
            <text:p>EXOGTN</text:p>
          </table:table-cell>
          <table:table-cell/>
          <table:table-cell table:style-name="ce119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157" table:formula="of:=SUMPRODUCT(([Bugs_v3_1_11.B$7:Bugs_v3_1_11.B$931]=[.$A14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3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157" table:formula="of:=SUMPRODUCT(([Bugs_v3_1_11.B$7:Bugs_v3_1_11.B$931]=[.$A15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4</text:p>
          </table:table-cell>
          <table:table-cell table:style-name="ce147" office:value-type="string">
            <text:p>EXOGTN</text:p>
          </table:table-cell>
          <table:table-cell/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157" table:formula="of:=SUMPRODUCT(([Bugs_v3_1_11.B$7:Bugs_v3_1_11.B$931]=[.$A16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5</text:p>
          </table:table-cell>
          <table:table-cell table:style-name="ce147" office:value-type="string">
            <text:p>EXOGTN</text:p>
          </table:table-cell>
          <table:table-cell/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157" table:formula="of:=SUMPRODUCT(([Bugs_v3_1_11.B$7:Bugs_v3_1_11.B$931]=[.$A17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6</text:p>
          </table:table-cell>
          <table:table-cell table:style-name="ce147" office:value-type="string">
            <text:p>EXOGTN</text:p>
          </table:table-cell>
          <table:table-cell/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157" table:formula="of:=SUMPRODUCT(([Bugs_v3_1_11.B$7:Bugs_v3_1_11.B$931]=[.$A18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1" office:value-type="string" table:number-columns-spanned="6" table:number-rows-spanned="1">
            <text:p>Bugs v.3.1.12</text:p>
          </table:table-cell>
          <table:covered-table-cell table:number-columns-repeated="5"/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8_EXOGTN_001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157" table:formula="of:=SUMPRODUCT(([Bugs_v3_1_12.B$7:Bugs_v3_1_12.B$931]=[.$A20])*([Bugs_v3_1_12.A$7:Bugs_v3_1_12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8_EXOGTN_002</text:p>
          </table:table-cell>
          <table:table-cell table:style-name="ce147" office:value-type="string">
            <text:p>EXOGTN</text:p>
          </table:table-cell>
          <table:table-cell/>
          <table:table-cell table:style-name="ce119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157" table:formula="of:=SUMPRODUCT(([Bugs_v3_1_12.B$7:Bugs_v3_1_12.B$931]=[.$A21])*([Bugs_v3_1_12.A$7:Bugs_v3_1_12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3</text:p>
          </table:table-cell>
          <table:covered-table-cell table:number-columns-repeated="5"/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9_EXOGTN_001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157" table:formula="of:=SUMPRODUCT(([Bugs_v3_1_13.B$7:Bugs_v3_1_13.B$931]=[.$A23])*([Bugs_v3_1_13.A$7:Bugs_v3_1_13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9_EXOGTN_002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157" table:formula="of:=SUMPRODUCT(([Bugs_v3_1_13.B$7:Bugs_v3_1_13.B$931]=[.$A24])*([Bugs_v3_1_13.A$7:Bugs_v3_1_13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4</text:p>
          </table:table-cell>
          <table:covered-table-cell table:number-columns-repeated="2"/>
          <table:covered-table-cell table:style-name="ce153"/>
          <table:covered-table-cell table:style-name="ce154"/>
          <table:covered-table-cell table:style-name="ce156"/>
          <table:table-cell table:number-columns-repeated="250"/>
        </table:table-row>
        <table:table-row table:style-name="ro13">
          <table:table-cell table:style-name="ce43" office:value-type="string">
            <text:p>REG_PLF3010_EXOGTN_004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list of site in menu</text:p>
          </table:table-cell>
          <table:table-cell table:style-name="ce50" office:value-type="string">
            <text:p>EXOGTN-1215</text:p>
            <text:p>CPP-1430</text:p>
          </table:table-cell>
          <table:table-cell table:style-name="ce156" table:formula="of:=SUMPRODUCT(([Bugs_v3_1_14.B$7:Bugs_v3_1_14.B$926]=[.$A26])*([Bugs_v3_1_14.A$7:Bugs_v3_1_14.A$926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3"/>
          <table:table-cell table:number-columns-repeated="2"/>
          <table:table-cell table:style-name="ce132"/>
          <table:table-cell table:style-name="ce59"/>
          <table:table-cell table:style-name="ce156"/>
          <table:table-cell table:number-columns-repeated="250"/>
        </table:table-row>
        <table:table-row table:style-name="ro33">
          <table:table-cell table:style-name="ce142" office:value-type="string" table:number-columns-spanned="5" table:number-rows-spanned="1">
            <text:p>Total</text:p>
          </table:table-cell>
          <table:covered-table-cell table:style-name="ce148"/>
          <table:covered-table-cell table:style-name="ce148"/>
          <table:covered-table-cell table:style-name="ce148"/>
          <table:covered-table-cell table:style-name="ce144"/>
          <table:table-cell table:style-name="ce142" table:formula="of:=SUM([.F4:.F25])" office:value-type="float" office:value="16">
            <text:p>16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Add_tag" table:base-cell-address="$Cover.$H$8" table:expression="$#REF!.$E$7:$H$8"/>
        <table:named-expression table:name="Add_tag_forcontact" table:base-cell-address="$Bugs_v3_1_10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3_1_9.$H$174" table:expression="$#REF!.$E$174:$H$176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Share_contact_togroup" table:base-cell-address="$Bugs_v3_1_10.$H$469" table:expression="$#REF!.$E$454:$H$463"/>
        <table:named-expression table:name="Share_contact_touser" table:base-cell-address="$Bugs_v3_1_10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month number:textual="true"/>
      <number:text>- </number:text>
      <number:day/>
      <number:text>- </number:text>
      <number:year/>
    </number:date-style>
    <number:date-style style:name="N229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15:0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4T15:01:29</dc:date>
    <meta:print-date>2008-06-17T00:45:47</meta:print-date>
    <dc:language>en-US</dc:language>
    <meta:editing-cycles>1092</meta:editing-cycles>
    <meta:editing-duration>PT377H50M18S</meta:editing-duration>
    <dc:creator>exoplatform </dc:creator>
    <meta:document-statistic meta:table-count="9" meta:cell-count="888" meta:object-count="1"/>
    <meta:user-defined meta:name="Info 1"/>
    <meta:user-defined meta:name="Info 2"/>
    <meta:user-defined meta:name="Info 3"/>
    <meta:user-defined meta:name="Info 4"/>
  </office:meta>
</office:document-meta>
</file>